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2">
      <style:text-properties fo:language="en" fo:country="US" style:language-complex="ar" style:country-complex="SA"/>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fo:font-size="10pt" style:font-size-asian="10pt" style:font-size-complex="10pt"/>
    </style:style>
    <style:style style:name="P6" style:family="paragraph" style:parent-style-name="Header">
      <style:paragraph-properties style:snap-to-layout-grid="false"/>
      <style:text-properties fo:font-size="9pt" style:font-size-asian="9pt" style:font-size-complex="9pt"/>
    </style:style>
    <style:style style:name="P7" style:family="paragraph" style:parent-style-name="Header">
      <style:paragraph-properties fo:text-align="center" style:justify-single-word="false" style:snap-to-layout-grid="false"/>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text-properties fo:language="en" fo:country="US" style:language-complex="ar" style:country-complex="SA"/>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ing_20_2">
      <style:text-properties fo:language="en" fo:country="US" style:language-complex="ar" style:country-complex="SA"/>
    </style:style>
    <style:style style:name="P15" style:family="paragraph" style:parent-style-name="Heading_20_1">
      <style:text-properties fo:language="en" fo:country="US" style:language-complex="ar" style:country-complex="SA"/>
    </style:style>
    <style:style style:name="P16" style:family="paragraph" style:parent-style-name="Heading_20_1" style:master-page-name="First_20_Page">
      <style:paragraph-properties style:page-number="auto"/>
      <style:text-properties style:text-underline-style="solid" style:text-underline-width="auto" style:text-underline-color="font-color"/>
    </style:style>
    <style:style style:name="P1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style:snap-to-layout-grid="false"/>
    </style:style>
    <style:style style:name="P19" style:family="paragraph" style:parent-style-name="Header">
      <style:paragraph-properties fo:text-align="center" style:justify-single-word="false" style:snap-to-layout-grid="false"/>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language-complex="ar" style:country-complex="SA"/>
    </style:style>
    <style:style style:name="T2" style:family="text">
      <style:text-properties style:text-position="super 58%" fo:language="en" fo:country="US" style:language-complex="ar" style:country-complex="SA"/>
    </style:style>
    <style:style style:name="T3" style:family="text">
      <style:text-properties fo:font-size="9pt" style:font-size-asian="9pt"/>
    </style:style>
    <style:style style:name="T4" style:family="text">
      <style:text-properties fo:font-size="9pt" style:font-size-asian="9pt" style:font-size-complex="8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language="en" fo:country="US" style:language-complex="ar" style:country-complex="SA"/>
    </style:style>
    <style:style style:name="T8" style:family="text">
      <style:text-properties style:text-position="super 58%" fo:language="en" fo:country="US" style:language-complex="ar" style:country-complex="SA"/>
    </style:style>
    <style:style style:name="T9"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90646560">
          <text:format-change>
            <office:change-info>
              <dc:creator>David Harris</dc:creator>
              <dc:date>2010-06-07T00:32:00</dc:date>
            </office:change-info>
          </text:format-change>
        </text:changed-region>
        <text:changed-region text:id="ct753356512">
          <text:deletion>
            <office:change-info>
              <dc:creator>David Harris</dc:creator>
              <dc:date>2010-07-22T00:45:00</dc:date>
            </office:change-info>
            <text:p text:style-name="Standard"><text:span text:style-name="T1">how the OpenLCB</text:span><text:span text:style-name="T2">TM</text:span><text:span text:style-name="T1">/S9.6 proposal for the NMRAnet</text:span><text:span text:style-name="T2">TM</text:span><text:span text:style-name="T1"> layout control bus meets </text:span></text:p>
          </text:deletion>
        </text:changed-region>
        <text:changed-region text:id="ct775084864">
          <text:deletion>
            <office:change-info>
              <dc:creator>David Harris</dc:creator>
              <dc:date>2010-07-22T00:46:00</dc:date>
            </office:change-info>
            <text:p text:style-name="Standard"><text:span text:style-name="T1"><text:s/>The proposal for NMRAnet S9.6 has been developed by the OpenLCB group via their web site at http://openlcb.org/ and discussion group at http://groups.yahoo.com/group/OpenLCB. References here to "NMRAnet" refer to this proposal. Further details of NMRAnet are available in other Standards and Recommended Practice documents in the S9.6 group. </text:span></text:p>
            <text:p text:style-name="Standard"><text:span text:style-name="T1"/></text:p>
          </text:deletion>
        </text:changed-region>
        <text:changed-region text:id="ct786030192">
          <text:insertion>
            <office:change-info>
              <dc:creator>David Harris</dc:creator>
              <dc:date>2010-07-22T00:46:00</dc:date>
            </office:change-info>
          </text:insertion>
        </text:changed-region>
        <text:changed-region text:id="ct785532928">
          <text:deletion>
            <office:change-info>
              <dc:creator>David Harris</dc:creator>
              <dc:date>2010-07-22T00:46:00</dc:date>
            </office:change-info>
            <text:h text:style-name="P1" text:outline-level="2">Solution</text:h>
            <text:p text:style-name="Standard">Alice wants to control her three track station. She has goes to her local store and buys one 8-button</text:p>
          </text:deletion>
        </text:changed-region>
        <text:changed-region text:id="ct812824928">
          <text:deletion>
            <office:change-info>
              <dc:creator>David Harris</dc:creator>
              <dc:date>2010-07-22T00:46:00</dc:date>
            </office:change-info>
            <text:p text:style-name="Standard">input </text:p>
          </text:deletion>
          <text:insertion>
            <office:change-info office:chg-author="Bob Jacobsen" office:chg-date-time="2010-06-07T20:08:00"/>
          </text:insertion>
        </text:changed-region>
        <text:changed-region text:id="ct775002528">
          <text:deletion>
            <office:change-info>
              <dc:creator>David Harris</dc:creator>
              <dc:date>2010-07-22T00:46:00</dc:date>
            </office:change-info>
            <text:p text:style-name="Standard">, four turnout-controller nodes, and a power supply. When she gets home, she unpacks the nodes and connects each of the turnout-controllers to her four turnouts, E1, E2, W1, and W2. Then she connects the nodes together with the cables. Following the directions, she then uses the blue button on each of the turnout-controllers and ensures the attached turnout changes position. </text:p>
            <text:p text:style-name="Standard">Now she is ready to make the buttons control the turnouts. The buttons are labelled A-H. To connect A to turnout E1, she pushes the blue button on the E1 controller until the turnout is in the position she wants, and then the gold button – this tells the controller to learn this position. She then goes back to the button node and pushes the gold button, button A, and then the gold button again. This teaches the turnout controller to respond to button A. She then sets E1 to the other position and trains it with button B. ( In more detail, on E1 she pushed blue repeatedly to position the turnout, then pressed gold, then pressed gold, B, gold on the button node). She repeats this with turnouts E2, W1, and W2 and C-H. </text:p>
            <text:p text:style-name="Standard"/>
          </text:deletion>
        </text:changed-region>
        <text:changed-region text:id="ct753040208">
          <text:deletion>
            <office:change-info>
              <dc:creator>David Harris</dc:creator>
              <dc:date>2010-06-07T00:13:00</dc:date>
            </office:change-info>
            <text:p text:style-name="Standard">However, s</text:p>
          </text:deletion>
        </text:changed-region>
        <text:changed-region text:id="ct813822848">
          <text:deletion>
            <office:change-info>
              <dc:creator>David Harris</dc:creator>
              <dc:date>2010-07-22T00:46:00</dc:date>
            </office:change-info>
            <text:p text:style-name="Standard">he </text:p>
          </text:deletion>
        </text:changed-region>
        <text:changed-region text:id="ct830963472">
          <text:deletion>
            <office:change-info>
              <dc:creator>David Harris</dc:creator>
              <dc:date>2010-06-07T00:13:00</dc:date>
            </office:change-info>
            <text:p text:style-name="Standard">found</text:p>
          </text:deletion>
        </text:changed-region>
        <text:changed-region text:id="ct814094160">
          <text:deletion>
            <office:change-info>
              <dc:creator>David Harris</dc:creator>
              <dc:date>2010-07-22T00:46:00</dc:date>
            </office:change-info>
            <text:p text:style-name="Standard"><text:s/>that she </text:p>
          </text:deletion>
        </text:changed-region>
        <text:changed-region text:id="ct792249424">
          <text:deletion>
            <office:change-info>
              <dc:creator>David Harris</dc:creator>
              <dc:date>2010-06-07T00:13:00</dc:date>
            </office:change-info>
            <text:p text:style-name="Standard">still </text:p>
          </text:deletion>
        </text:changed-region>
        <text:changed-region text:id="ct790765008">
          <text:deletion>
            <office:change-info>
              <dc:creator>David Harris</dc:creator>
              <dc:date>2010-07-22T00:46:00</dc:date>
            </office:change-info>
            <text:p text:style-name="Standard">forg</text:p>
          </text:deletion>
        </text:changed-region>
        <text:changed-region text:id="ct813643680">
          <text:deletion>
            <office:change-info>
              <dc:creator>David Harris</dc:creator>
              <dc:date>2010-06-07T00:13:00</dc:date>
            </office:change-info>
            <text:p text:style-name="Standard">o</text:p>
          </text:deletion>
        </text:changed-region>
        <text:changed-region text:id="ct753395072">
          <text:deletion>
            <office:change-info>
              <dc:creator>David Harris</dc:creator>
              <dc:date>2010-07-22T00:46:00</dc:date>
            </office:change-info>
            <text:p text:style-name="Standard">t to compatibly position the turnouts at both ends of the station</text:p>
          </text:deletion>
        </text:changed-region>
        <text:changed-region text:id="ct753719376">
          <text:deletion>
            <office:change-info>
              <dc:creator>David Harris</dc:creator>
              <dc:date>2010-06-07T00:14:00</dc:date>
            </office:change-info>
            <text:p text:style-name="Standard"><text:s/>occasionally</text:p>
          </text:deletion>
        </text:changed-region>
        <text:changed-region text:id="ct791371008">
          <text:deletion>
            <office:change-info>
              <dc:creator>David Harris</dc:creator>
              <dc:date>2010-07-22T00:46:00</dc:date>
            </office:change-info>
            <text:p text:style-name="Standard">. However, he realize</text:p>
          </text:deletion>
        </text:changed-region>
        <text:changed-region text:id="ct831250688">
          <text:deletion>
            <office:change-info>
              <dc:creator>David Harris</dc:creator>
              <dc:date>2010-06-07T00:14:00</dc:date>
            </office:change-info>
            <text:p text:style-name="Standard">d</text:p>
          </text:deletion>
        </text:changed-region>
        <text:changed-region text:id="ct813643776">
          <text:deletion>
            <office:change-info>
              <dc:creator>David Harris</dc:creator>
              <dc:date>2010-07-22T00:46:00</dc:date>
            </office:change-info>
            <text:p text:style-name="Standard"><text:s/>that she </text:p>
          </text:deletion>
        </text:changed-region>
        <text:changed-region text:id="ct790761920">
          <text:deletion>
            <office:change-info>
              <dc:creator>David Harris</dc:creator>
              <dc:date>2010-06-07T00:14:00</dc:date>
            </office:change-info>
            <text:p text:style-name="Standard">could</text:p>
          </text:deletion>
        </text:changed-region>
        <text:changed-region text:id="ct795083776">
          <text:deletion>
            <office:change-info>
              <dc:creator>David Harris</dc:creator>
              <dc:date>2010-07-22T00:46:00</dc:date>
            </office:change-info>
            <text:p text:style-name="Standard"><text:s/>improve her scheme. She reset the nodes to factory settings as directed and then </text:p>
          </text:deletion>
        </text:changed-region>
        <text:changed-region text:id="ct830638704">
          <text:deletion>
            <office:change-info>
              <dc:creator>David Harris</dc:creator>
              <dc:date>2010-06-07T00:14:00</dc:date>
            </office:change-info>
            <text:p text:style-name="Standard">taught</text:p>
          </text:deletion>
        </text:changed-region>
        <text:changed-region text:id="ct831217168">
          <text:deletion>
            <office:change-info>
              <dc:creator>David Harris</dc:creator>
              <dc:date>2010-07-22T00:46:00</dc:date>
            </office:change-info>
            <text:p text:style-name="Standard"><text:s/>button A to make all the turnouts select track 1. (In detail: on E1 set diverge and gold, on E2 set diverge and gold, on W1 set diverge and gold, on W2 set diverge and gold, and finally on the button node push</text:p>
          </text:deletion>
        </text:changed-region>
        <text:changed-region text:id="ct830683664">
          <text:deletion>
            <office:change-info>
              <dc:creator>David Harris</dc:creator>
              <dc:date>2010-06-07T00:14:00</dc:date>
            </office:change-info>
            <text:p text:style-name="Standard">ed</text:p>
          </text:deletion>
        </text:changed-region>
        <text:changed-region text:id="ct782810736">
          <text:deletion>
            <office:change-info>
              <dc:creator>David Harris</dc:creator>
              <dc:date>2010-07-22T00:46:00</dc:date>
            </office:change-info>
            <text:p text:style-name="Standard"><text:s/>gold, A, and gold). She also ma</text:p>
          </text:deletion>
        </text:changed-region>
        <text:changed-region text:id="ct791634960">
          <text:deletion>
            <office:change-info>
              <dc:creator>David Harris</dc:creator>
              <dc:date>2010-06-07T00:15:00</dc:date>
            </office:change-info>
            <text:p text:style-name="Standard">de</text:p>
          </text:deletion>
        </text:changed-region>
        <text:changed-region text:id="ct791634864">
          <text:deletion>
            <office:change-info>
              <dc:creator>David Harris</dc:creator>
              <dc:date>2010-07-22T00:46:00</dc:date>
            </office:change-info>
            <text:p text:style-name="Standard"><text:s/>buttons B and C select tracks 2 and 3. </text:p>
            <text:p text:style-name="Standard">Now she </text:p>
          </text:deletion>
        </text:changed-region>
        <text:changed-region text:id="ct789863616">
          <text:deletion>
            <office:change-info>
              <dc:creator>David Harris</dc:creator>
              <dc:date>2010-06-07T00:16:00</dc:date>
            </office:change-info>
            <text:p text:style-name="Standard">could</text:p>
          </text:deletion>
        </text:changed-region>
        <text:changed-region text:id="ct812058512">
          <text:deletion>
            <office:change-info>
              <dc:creator>David Harris</dc:creator>
              <dc:date>2010-07-22T00:46:00</dc:date>
            </office:change-info>
            <text:p text:style-name="Standard"><text:s/>control her station tracks with only three buttons, and there </text:p>
          </text:deletion>
        </text:changed-region>
        <text:changed-region text:id="ct790650208">
          <text:deletion>
            <office:change-info>
              <dc:creator>David Harris</dc:creator>
              <dc:date>2010-06-07T00:16:00</dc:date>
            </office:change-info>
            <text:p text:style-name="Standard">was never a</text:p>
          </text:deletion>
        </text:changed-region>
        <text:changed-region text:id="ct753059760">
          <text:deletion>
            <office:change-info>
              <dc:creator>David Harris</dc:creator>
              <dc:date>2010-07-22T00:46:00</dc:date>
            </office:change-info>
            <text:p text:style-name="Standard"><text:s/>chance that they </text:p>
          </text:deletion>
        </text:changed-region>
        <text:changed-region text:id="ct829070032">
          <text:deletion>
            <office:change-info>
              <dc:creator>David Harris</dc:creator>
              <dc:date>2010-06-07T00:16:00</dc:date>
            </office:change-info>
            <text:p text:style-name="Standard">were</text:p>
          </text:deletion>
        </text:changed-region>
        <text:changed-region text:id="ct830683568">
          <text:deletion>
            <office:change-info>
              <dc:creator>David Harris</dc:creator>
              <dc:date>2010-07-22T00:46:00</dc:date>
            </office:change-info>
            <text:p text:style-name="Standard"><text:s/>misaligned! Later, she change</text:p>
          </text:deletion>
        </text:changed-region>
        <text:changed-region text:id="ct831182784">
          <text:deletion>
            <office:change-info>
              <dc:creator>David Harris</dc:creator>
              <dc:date>2010-06-07T00:16:00</dc:date>
            </office:change-info>
            <text:p text:style-name="Standard">d</text:p>
          </text:deletion>
        </text:changed-region>
        <text:changed-region text:id="ct831182688">
          <text:deletion>
            <office:change-info>
              <dc:creator>David Harris</dc:creator>
              <dc:date>2010-07-22T00:46:00</dc:date>
            </office:change-info>
            <text:p text:style-name="Standard"><text:s/>it again so that A-C selected tracks 1-2 for entrance, and D-F selected them for exit. </text:p>
            <text:p text:style-name="Standard"/>
          </text:deletion>
        </text:changed-region>
        <text:changed-region text:id="ct814647792">
          <text:deletion>
            <office:change-info>
              <dc:creator>David Harris</dc:creator>
              <dc:date>2010-07-22T00:46:00</dc:date>
            </office:change-info>
            <text:p text:style-name="Standard"/>
            <text:h text:style-name="Heading_20_2" text:outline-level="2">Solution</text:h>
            <text:p text:style-name="Standard">Alice decides that it would be nice to be able to control her station tracks from </text:p>
          </text:deletion>
        </text:changed-region>
        <text:changed-region text:id="ct753110928">
          <text:deletion>
            <office:change-info>
              <dc:creator>David Harris</dc:creator>
              <dc:date>2010-06-07T19:27:00</dc:date>
            </office:change-info>
            <text:p text:style-name="Standard">another location. </text:p>
          </text:deletion>
        </text:changed-region>
        <text:changed-region text:id="ct775169424">
          <text:deletion>
            <office:change-info>
              <dc:creator>David Harris</dc:creator>
              <dc:date>2010-07-22T00:46:00</dc:date>
            </office:change-info>
            <text:p text:style-name="Standard">She buys another button node (lets label these </text:p>
          </text:deletion>
        </text:changed-region>
        <text:changed-region text:id="ct790969488">
          <text:deletion>
            <office:change-info>
              <dc:creator>David Harris</dc:creator>
              <dc:date>2010-07-22T00:46:00</dc:date>
            </office:change-info>
            <text:p text:style-name="Standard">with </text:p>
          </text:deletion>
          <text:insertion>
            <office:change-info office:chg-author="Bob Jacobsen" office:chg-date-time="2010-06-07T20:07:00"/>
          </text:insertion>
        </text:changed-region>
        <text:changed-region text:id="ct775002784">
          <text:deletion>
            <office:change-info>
              <dc:creator>David Harris</dc:creator>
              <dc:date>2010-07-22T00:46:00</dc:date>
            </office:change-info>
            <text:p text:style-name="Standard">M-T), and hooks it to </text:p>
          </text:deletion>
        </text:changed-region>
        <text:changed-region text:id="ct830121552">
          <text:deletion>
            <office:change-info>
              <dc:creator>David Harris</dc:creator>
              <dc:date>2010-06-07T00:17:00</dc:date>
            </office:change-info>
            <text:p text:style-name="Standard">the </text:p>
          </text:deletion>
        </text:changed-region>
        <text:changed-region text:id="ct791910720">
          <text:deletion>
            <office:change-info>
              <dc:creator>David Harris</dc:creator>
              <dc:date>2010-07-22T00:46:00</dc:date>
            </office:change-info>
            <text:p text:style-name="Standard">other nodes. She then copies the </text:p>
          </text:deletion>
        </text:changed-region>
        <text:changed-region text:id="ct829720560">
          <text:deletion>
            <office:change-info>
              <dc:creator>Bob Jacobsen</dc:creator>
              <dc:date>2010-06-07T20:07:00</dc:date>
            </office:change-info>
            <text:p text:style-name="Standard">learning</text:p>
          </text:deletion>
        </text:changed-region>
        <text:changed-region text:id="ct829720656">
          <text:deletion>
            <office:change-info>
              <dc:creator>David Harris</dc:creator>
              <dc:date>2010-07-22T00:46:00</dc:date>
            </office:change-info>
            <text:p text:style-name="Standard">learned event</text:p>
          </text:deletion>
          <text:insertion>
            <office:change-info office:chg-author="Bob Jacobsen" office:chg-date-time="2010-06-07T20:07:00"/>
          </text:insertion>
        </text:changed-region>
        <text:changed-region text:id="ct775169920">
          <text:deletion>
            <office:change-info>
              <dc:creator>David Harris</dc:creator>
              <dc:date>2010-07-22T00:46:00</dc:date>
            </office:change-info>
            <text:p text:style-name="Standard"><text:s/>from the first button node to this new one. (In detail: on the </text:p>
          </text:deletion>
        </text:changed-region>
        <text:changed-region text:id="ct813697808">
          <text:deletion>
            <office:change-info>
              <dc:creator>Bob Jacobsen</dc:creator>
              <dc:date>2010-06-07T20:06:00</dc:date>
            </office:change-info>
            <text:p text:style-name="Standard">original</text:p>
          </text:deletion>
        </text:changed-region>
        <text:changed-region text:id="ct830640144">
          <text:deletion>
            <office:change-info>
              <dc:creator>David Harris</dc:creator>
              <dc:date>2010-07-22T00:46:00</dc:date>
            </office:change-info>
            <text:p text:style-name="Standard">new</text:p>
          </text:deletion>
          <text:insertion>
            <office:change-info office:chg-author="Bob Jacobsen" office:chg-date-time="2010-06-07T20:06:00"/>
          </text:insertion>
        </text:changed-region>
        <text:changed-region text:id="ct787274976">
          <text:deletion>
            <office:change-info>
              <dc:creator>David Harris</dc:creator>
              <dc:date>2010-07-22T00:46:00</dc:date>
            </office:change-info>
            <text:p text:style-name="Standard"><text:s/>set of buttons she pushe</text:p>
          </text:deletion>
        </text:changed-region>
        <text:changed-region text:id="ct830640240">
          <text:deletion>
            <office:change-info>
              <dc:creator>David Harris</dc:creator>
              <dc:date>2010-06-07T00:17:00</dc:date>
            </office:change-info>
            <text:p text:style-name="Standard">d</text:p>
          </text:deletion>
        </text:changed-region>
        <text:changed-region text:id="ct775665312">
          <text:deletion>
            <office:change-info>
              <dc:creator>David Harris</dc:creator>
              <dc:date>2010-07-22T00:46:00</dc:date>
            </office:change-info>
            <text:p text:style-name="Standard"><text:s/></text:p>
          </text:deletion>
        </text:changed-region>
        <text:changed-region text:id="ct814575616">
          <text:deletion>
            <office:change-info>
              <dc:creator>David Harris</dc:creator>
              <dc:date>2010-07-22T00:46:00</dc:date>
            </office:change-info>
            <text:p text:style-name="Standard">blue, </text:p>
          </text:deletion>
          <text:insertion>
            <office:change-info office:chg-author="Bob Jacobsen" office:chg-date-time="2010-06-07T20:06:00"/>
          </text:insertion>
        </text:changed-region>
        <text:changed-region text:id="ct784005648">
          <text:deletion>
            <office:change-info>
              <dc:creator>Bob Jacobsen</dc:creator>
              <dc:date>2010-06-07T20:06:00</dc:date>
            </office:change-info>
            <text:p text:style-name="Standard">A</text:p>
          </text:deletion>
        </text:changed-region>
        <text:changed-region text:id="ct790702848">
          <text:deletion>
            <office:change-info>
              <dc:creator>David Harris</dc:creator>
              <dc:date>2010-07-22T00:46:00</dc:date>
            </office:change-info>
            <text:p text:style-name="Standard">M</text:p>
          </text:deletion>
          <text:insertion>
            <office:change-info office:chg-author="Bob Jacobsen" office:chg-date-time="2010-06-07T20:06:00"/>
          </text:insertion>
        </text:changed-region>
        <text:changed-region text:id="ct785616608">
          <text:deletion>
            <office:change-info>
              <dc:creator>David Harris</dc:creator>
              <dc:date>2010-07-22T00:46:00</dc:date>
            </office:change-info>
            <text:p text:style-name="Standard"><text:s/>and gold, and then on the </text:p>
          </text:deletion>
        </text:changed-region>
        <text:changed-region text:id="ct814575712">
          <text:deletion>
            <office:change-info>
              <dc:creator>Bob Jacobsen</dc:creator>
              <dc:date>2010-06-07T20:06:00</dc:date>
            </office:change-info>
            <text:p text:style-name="Standard">new</text:p>
          </text:deletion>
        </text:changed-region>
        <text:changed-region text:id="ct791317920">
          <text:deletion>
            <office:change-info>
              <dc:creator>David Harris</dc:creator>
              <dc:date>2010-07-22T00:46:00</dc:date>
            </office:change-info>
            <text:p text:style-name="Standard">original</text:p>
          </text:deletion>
          <text:insertion>
            <office:change-info office:chg-author="Bob Jacobsen" office:chg-date-time="2010-06-07T20:06:00"/>
          </text:insertion>
        </text:changed-region>
        <text:changed-region text:id="ct785944464">
          <text:deletion>
            <office:change-info>
              <dc:creator>David Harris</dc:creator>
              <dc:date>2010-07-22T00:46:00</dc:date>
            </office:change-info>
            <text:p text:style-name="Standard"><text:s/>button</text:p>
          </text:deletion>
        </text:changed-region>
        <text:changed-region text:id="ct830201216">
          <text:deletion>
            <office:change-info>
              <dc:creator>David Harris</dc:creator>
              <dc:date>2010-06-07T19:28:00</dc:date>
            </office:change-info>
            <text:p text:style-name="Standard">s</text:p>
          </text:deletion>
        </text:changed-region>
        <text:changed-region text:id="ct785947344">
          <text:deletion>
            <office:change-info>
              <dc:creator>David Harris</dc:creator>
              <dc:date>2010-07-22T00:46:00</dc:date>
            </office:change-info>
            <text:p text:style-name="Standard"><text:s/>she pushe</text:p>
          </text:deletion>
        </text:changed-region>
        <text:changed-region text:id="ct813656688">
          <text:deletion>
            <office:change-info>
              <dc:creator>David Harris</dc:creator>
              <dc:date>2010-06-07T00:17:00</dc:date>
            </office:change-info>
            <text:p text:style-name="Standard">d</text:p>
          </text:deletion>
        </text:changed-region>
        <text:changed-region text:id="ct775170176">
          <text:deletion>
            <office:change-info>
              <dc:creator>David Harris</dc:creator>
              <dc:date>2010-07-22T00:46:00</dc:date>
            </office:change-info>
            <text:p text:style-name="Standard"><text:s/>gold, </text:p>
          </text:deletion>
        </text:changed-region>
        <text:changed-region text:id="ct791209072">
          <text:deletion>
            <office:change-info>
              <dc:creator>Bob Jacobsen</dc:creator>
              <dc:date>2010-06-07T20:07:00</dc:date>
            </office:change-info>
            <text:p text:style-name="Standard">M</text:p>
          </text:deletion>
        </text:changed-region>
        <text:changed-region text:id="ct830879680">
          <text:deletion>
            <office:change-info>
              <dc:creator>David Harris</dc:creator>
              <dc:date>2010-07-22T00:46:00</dc:date>
            </office:change-info>
            <text:p text:style-name="Standard">A</text:p>
          </text:deletion>
          <text:insertion>
            <office:change-info office:chg-author="Bob Jacobsen" office:chg-date-time="2010-06-07T20:07:00"/>
          </text:insertion>
        </text:changed-region>
        <text:changed-region text:id="ct775170048">
          <text:deletion>
            <office:change-info>
              <dc:creator>David Harris</dc:creator>
              <dc:date>2010-07-22T00:46:00</dc:date>
            </office:change-info>
            <text:p text:style-name="Standard"><text:s/>and gold, and repeat</text:p>
          </text:deletion>
        </text:changed-region>
        <text:changed-region text:id="ct794955296">
          <text:deletion>
            <office:change-info>
              <dc:creator>David Harris</dc:creator>
              <dc:date>2010-06-07T00:17:00</dc:date>
            </office:change-info>
            <text:p text:style-name="Standard">ed</text:p>
          </text:deletion>
        </text:changed-region>
        <text:changed-region text:id="ct790702688">
          <text:deletion>
            <office:change-info>
              <dc:creator>David Harris</dc:creator>
              <dc:date>2010-07-22T00:46:00</dc:date>
            </office:change-info>
            <text:p text:style-name="Standard"><text:s/>the same process with the other buttons). </text:p>
          </text:deletion>
        </text:changed-region>
        <text:changed-region text:id="ct775749328">
          <text:deletion>
            <office:change-info>
              <dc:creator>David Harris</dc:creator>
              <dc:date>2010-07-22T00:46:00</dc:date>
            </office:change-info>
            <text:h text:style-name="Heading_20_2" text:outline-level="2">Solution</text:h>
            <text:p text:style-name="Standard">Mike is at a loss, although he kept good records things have gone south on his layout. He calls up his friend and borrows his laptop with the NMRAnet configuration software and a NMRAnet-USB adapter. He plugs them into his layout LCB and turns it on. </text:p>
          </text:deletion>
        </text:changed-region>
        <text:changed-region text:id="ct753778480">
          <text:deletion>
            <office:change-info>
              <dc:creator>Bob Jacobsen</dc:creator>
              <dc:date>2010-06-07T20:07:00</dc:date>
            </office:change-info>
            <text:p text:style-name="Standard">, names his layout </text:p>
          </text:deletion>
        </text:changed-region>
        <text:changed-region text:id="ct753778384">
          <text:deletion>
            <office:change-info>
              <dc:creator>David Harris</dc:creator>
              <dc:date>2010-06-07T00:18:00</dc:date>
            </office:change-info>
            <text:p text:style-name="Standard">.</text:p>
          </text:deletion>
        </text:changed-region>
        <text:changed-region text:id="ct790973248">
          <text:deletion>
            <office:change-info>
              <dc:creator>Bob Jacobsen</dc:creator>
              <dc:date>2010-06-07T20:07:00</dc:date>
            </office:change-info>
            <text:p text:style-name="Standard">The program asks him to select the layout name or choose new. He chooses new</text:p>
          </text:deletion>
        </text:changed-region>
        <text:changed-region text:id="ct790698512">
          <text:deletion>
            <office:change-info>
              <dc:creator>David Harris</dc:creator>
              <dc:date>2010-07-22T00:46:00</dc:date>
            </office:change-info>
            <text:p text:style-name="Standard">He asks the program to interrogate an unknown </text:p>
          </text:deletion>
          <text:insertion>
            <office:change-info office:chg-author="Bob Jacobsen" office:chg-date-time="2010-06-07T20:07:00"/>
          </text:insertion>
        </text:changed-region>
        <text:changed-region text:id="ct790698608">
          <text:deletion>
            <office:change-info>
              <dc:creator>David Harris</dc:creator>
              <dc:date>2010-07-22T00:46:00</dc:date>
            </office:change-info>
            <text:p text:style-name="Standard">layout, </text:p>
          </text:deletion>
          <text:insertion>
            <office:change-info office:chg-author="Bob Jacobsen" office:chg-date-time="2010-06-07T20:08:00"/>
          </text:insertion>
        </text:changed-region>
        <text:changed-region text:id="ct792427472">
          <text:deletion>
            <office:change-info>
              <dc:creator>David Harris</dc:creator>
              <dc:date>2010-06-07T00:18:00</dc:date>
            </office:change-info>
            <text:p text:style-name="Standard"><text:s/>T</text:p>
          </text:deletion>
        </text:changed-region>
        <text:changed-region text:id="ct831304816">
          <text:deletion>
            <office:change-info>
              <dc:creator>David Harris</dc:creator>
              <dc:date>2010-07-22T00:46:00</dc:date>
            </office:change-info>
            <text:p text:style-name="Standard">he program lists his twelve boards. He </text:p>
          </text:deletion>
        </text:changed-region>
        <text:changed-region text:id="ct790644992">
          <text:deletion>
            <office:change-info>
              <dc:creator>David Harris</dc:creator>
              <dc:date>2010-06-07T00:18:00</dc:date>
            </office:change-info>
            <text:p text:style-name="Standard">can</text:p>
          </text:deletion>
        </text:changed-region>
        <text:changed-region text:id="ct792427152">
          <text:deletion>
            <office:change-info>
              <dc:creator>David Harris</dc:creator>
              <dc:date>2010-07-22T00:46:00</dc:date>
            </office:change-info>
            <text:p text:style-name="Standard"><text:s/>drill down to each part of each node and see what other nodes receive its events. He </text:p>
          </text:deletion>
        </text:changed-region>
        <text:changed-region text:id="ct791614512">
          <text:deletion>
            <office:change-info>
              <dc:creator>David Harris</dc:creator>
              <dc:date>2010-06-07T00:19:00</dc:date>
            </office:change-info>
            <text:p text:style-name="Standard">can </text:p>
          </text:deletion>
        </text:changed-region>
        <text:changed-region text:id="ct786833584">
          <text:deletion>
            <office:change-info>
              <dc:creator>David Harris</dc:creator>
              <dc:date>2010-07-22T00:46:00</dc:date>
            </office:change-info>
            <text:p text:style-name="Standard">also see whose events it receives. The</text:p>
          </text:deletion>
        </text:changed-region>
        <text:changed-region text:id="ct790973840">
          <text:deletion>
            <office:change-info>
              <dc:creator>David Harris</dc:creator>
              <dc:date>2010-06-07T00:19:00</dc:date>
            </office:change-info>
            <text:p text:style-name="Standard">re is also a </text:p>
          </text:deletion>
        </text:changed-region>
        <text:changed-region text:id="ct790645088">
          <text:deletion>
            <office:change-info>
              <dc:creator>David Harris</dc:creator>
              <dc:date>2010-07-22T00:46:00</dc:date>
            </office:change-info>
            <text:p text:style-name="Standard">diagram of the nodes. He pushes some buttons and watches as the program animates the events </text:p>
          </text:deletion>
        </text:changed-region>
        <text:changed-region text:id="ct831420288">
          <text:deletion>
            <office:change-info>
              <dc:creator>David Harris</dc:creator>
              <dc:date>2010-06-07T00:19:00</dc:date>
            </office:change-info>
            <text:p text:style-name="Standard">travelling out of</text:p>
          </text:deletion>
        </text:changed-region>
        <text:changed-region text:id="ct753627088">
          <text:deletion>
            <office:change-info>
              <dc:creator>David Harris</dc:creator>
              <dc:date>2010-07-22T00:46:00</dc:date>
            </office:change-info>
            <text:p text:style-name="Standard"><text:s/>one node and </text:p>
          </text:deletion>
        </text:changed-region>
        <text:changed-region text:id="ct811646800">
          <text:deletion>
            <office:change-info>
              <dc:creator>David Harris</dc:creator>
              <dc:date>2010-06-07T00:19:00</dc:date>
            </office:change-info>
            <text:p text:style-name="Standard">into</text:p>
          </text:deletion>
        </text:changed-region>
        <text:changed-region text:id="ct753776720">
          <text:deletion>
            <office:change-info>
              <dc:creator>David Harris</dc:creator>
              <dc:date>2010-07-22T00:46:00</dc:date>
            </office:change-info>
            <text:p text:style-name="Standard"><text:s/>the receiving nodes. He finds his mistake, and makes changes to his configuration and tests again. Problem solved – he vows to buy a laptop. </text:p>
            <text:p text:style-name="Standard"/>
          </text:deletion>
        </text:changed-region>
        <text:changed-region text:id="ct786644848">
          <text:deletion>
            <office:change-info>
              <dc:creator>David Harris</dc:creator>
              <dc:date>2010-07-22T00:46:00</dc:date>
            </office:change-info>
            <text:h text:style-name="Heading_20_2" text:outline-level="2">Solution</text:h>
            <text:p text:style-name="Standard">Joe has been assigned the non-trivial task of upgrading the yard with the new boards the planning committee bought. He tells the NMRAnet configuration program to make a fixed record of the configuration of the twelve boards he is replacing, and saves it to disk, twice, he's paranoid. He then proceeds to disconnect the original twelve boards and replace them with the new ones. Sometime later ... he brings up the configuration program, and its informs him there are twelve new boards on the layout. “Tell me something I don't know” he mutters. He brings up another copy and retrieves his stored configuration. He notes that some of the names of things have changed, but he can manage. He uses the old configuration to find nodes from which he can teach the old events </text:p>
          </text:deletion>
        </text:changed-region>
        <text:changed-region text:id="ct830880384">
          <text:deletion>
            <office:change-info>
              <dc:creator>Bob Jacobsen</dc:creator>
              <dc:date>2010-06-07T20:09:00</dc:date>
            </office:change-info>
            <text:p text:style-name="Standard">from</text:p>
          </text:deletion>
        </text:changed-region>
        <text:changed-region text:id="ct790677504">
          <text:deletion>
            <office:change-info>
              <dc:creator>David Harris</dc:creator>
              <dc:date>2010-07-22T00:46:00</dc:date>
            </office:change-info>
            <text:p text:style-name="Standard">to his new nodes</text:p>
          </text:deletion>
          <text:insertion>
            <office:change-info office:chg-author="Bob Jacobsen" office:chg-date-time="2010-06-07T20:09:00"/>
          </text:insertion>
        </text:changed-region>
        <text:changed-region text:id="ct813800256">
          <text:deletion>
            <office:change-info>
              <dc:creator>David Harris</dc:creator>
              <dc:date>2010-07-22T00:46:00</dc:date>
            </office:change-info>
            <text:p text:style-name="Standard"><text:s/>– this is easy, on the screen he just grabs the node's consumer or producer entry and drags it to one or more of the new nodes</text:p>
          </text:deletion>
        </text:changed-region>
        <text:changed-region text:id="ct813920688">
          <text:deletion>
            <office:change-info>
              <dc:creator>David Harris</dc:creator>
              <dc:date>2010-07-22T00:46:00</dc:date>
            </office:change-info>
            <text:p text:style-name="Standard">'</text:p>
          </text:deletion>
          <text:insertion>
            <office:change-info office:chg-author="Bob Jacobsen" office:chg-date-time="2010-06-07T20:10:00"/>
          </text:insertion>
        </text:changed-region>
        <text:changed-region text:id="ct775002656">
          <text:deletion>
            <office:change-info>
              <dc:creator>David Harris</dc:creator>
              <dc:date>2010-07-22T00:46:00</dc:date>
            </office:change-info>
            <text:p text:style-name="Standard"><text:s/>consumers and/or producers. The nodes are linked and using the old events. “Sweet” he thinks. Now he sets about to use all those new capabilities that these new nodes have – “Wow, it was worth it, these babies are hot”. </text:p>
            <text:p text:style-name="Standard"/>
          </text:deletion>
        </text:changed-region>
        <text:changed-region text:id="ct775665584">
          <text:deletion>
            <office:change-info>
              <dc:creator>David Harris</dc:creator>
              <dc:date>2010-07-22T00:46:00</dc:date>
            </office:change-info>
            <text:h text:style-name="Heading_20_2" text:outline-level="2">Solution</text:h>
            <text:p text:style-name="Standard">Mike has been operating his layout from afar using a 'glass' control panel on his computer connected to his layout via his Wifi router. However, it doesn't have the same satisfaction as having a real control panel. He decides to build one, and he installs a number of CAN NMRAnet nodes to interface it. The big day arrives and now he needs to configure it. He connects a CAN-to-Ethernet bridge and plugs it into his networks. He boots up his configuration program, links to the bridge and sets it up to talk to his layout. He then links to is layout, the program announces there are lots of new nodes. Using drag-and-drop he </text:p>
          </text:deletion>
        </text:changed-region>
        <text:changed-region text:id="ct831410816">
          <text:deletion>
            <office:change-info>
              <dc:creator>Bob Jacobsen</dc:creator>
              <dc:date>2010-06-07T20:10:00</dc:date>
            </office:change-info>
            <text:p text:style-name="Standard">links</text:p>
          </text:deletion>
        </text:changed-region>
        <text:changed-region text:id="ct813103552">
          <text:deletion>
            <office:change-info>
              <dc:creator>David Harris</dc:creator>
              <dc:date>2010-07-22T00:46:00</dc:date>
            </office:change-info>
            <text:p text:style-name="Standard">sets</text:p>
          </text:deletion>
          <text:insertion>
            <office:change-info office:chg-author="Bob Jacobsen" office:chg-date-time="2010-06-07T20:10:00"/>
          </text:insertion>
        </text:changed-region>
        <text:changed-region text:id="ct775168176">
          <text:deletion>
            <office:change-info>
              <dc:creator>David Harris</dc:creator>
              <dc:date>2010-07-22T00:46:00</dc:date>
            </office:change-info>
            <text:p text:style-name="Standard"><text:s/>his new nodes </text:p>
          </text:deletion>
        </text:changed-region>
        <text:changed-region text:id="ct753733376">
          <text:deletion>
            <office:change-info>
              <dc:creator>Bob Jacobsen</dc:creator>
              <dc:date>2010-06-07T20:10:00</dc:date>
            </office:change-info>
            <text:p text:style-name="Standard">into</text:p>
          </text:deletion>
        </text:changed-region>
        <text:changed-region text:id="ct791881008">
          <text:deletion>
            <office:change-info>
              <dc:creator>David Harris</dc:creator>
              <dc:date>2010-07-22T00:46:00</dc:date>
            </office:change-info>
            <text:p text:style-name="Standard">use the</text:p>
          </text:deletion>
          <text:insertion>
            <office:change-info office:chg-author="Bob Jacobsen" office:chg-date-time="2010-06-07T20:10:00"/>
          </text:insertion>
        </text:changed-region>
        <text:changed-region text:id="ct831430512">
          <text:deletion>
            <office:change-info>
              <dc:creator>David Harris</dc:creator>
              <dc:date>2010-07-22T00:46:00</dc:date>
            </office:change-info>
            <text:p text:style-name="Standard"><text:s/>the </text:p>
          </text:deletion>
        </text:changed-region>
        <text:changed-region text:id="ct753494160">
          <text:deletion>
            <office:change-info>
              <dc:creator>David Harris</dc:creator>
              <dc:date>2010-07-22T00:46:00</dc:date>
            </office:change-info>
            <text:p text:style-name="Standard">events of the </text:p>
          </text:deletion>
          <text:insertion>
            <office:change-info office:chg-author="Bob Jacobsen" office:chg-date-time="2010-06-07T20:10:00"/>
          </text:insertion>
        </text:changed-region>
        <text:changed-region text:id="ct831410720">
          <text:deletion>
            <office:change-info>
              <dc:creator>David Harris</dc:creator>
              <dc:date>2010-07-22T00:46:00</dc:date>
            </office:change-info>
            <text:p text:style-name="Standard">existing layout. This is relatively easy, as he is just duplicating his old controls. </text:p>
          </text:deletion>
        </text:changed-region>
        <text:changed-region text:id="ct753494256">
          <text:deletion>
            <office:change-info>
              <dc:creator>Bob Jacobsen</dc:creator>
              <dc:date>2010-06-07T20:10:00</dc:date>
            </office:change-info>
            <text:p text:style-name="Standard">In fact he</text:p>
          </text:deletion>
        </text:changed-region>
        <text:changed-region text:id="ct830877456">
          <text:deletion>
            <office:change-info>
              <dc:creator>David Harris</dc:creator>
              <dc:date>2010-07-22T00:46:00</dc:date>
            </office:change-info>
            <text:p text:style-name="Standard">He</text:p>
          </text:deletion>
          <text:insertion>
            <office:change-info office:chg-author="Bob Jacobsen" office:chg-date-time="2010-06-07T20:10:00"/>
          </text:insertion>
        </text:changed-region>
        <text:changed-region text:id="ct786123008">
          <text:deletion>
            <office:change-info>
              <dc:creator>David Harris</dc:creator>
              <dc:date>2010-07-22T00:46:00</dc:date>
            </office:change-info>
            <text:p text:style-name="Standard"><text:s/>can just drag </text:p>
          </text:deletion>
        </text:changed-region>
        <text:changed-region text:id="ct753512192">
          <text:deletion>
            <office:change-info>
              <dc:creator>David Harris</dc:creator>
              <dc:date>2010-07-22T00:46:00</dc:date>
            </office:change-info>
            <text:p text:style-name="Standard">events from </text:p>
          </text:deletion>
          <text:insertion>
            <office:change-info office:chg-author="Bob Jacobsen" office:chg-date-time="2010-06-07T20:11:00"/>
          </text:insertion>
        </text:changed-region>
        <text:changed-region text:id="ct812824240">
          <text:deletion>
            <office:change-info>
              <dc:creator>Bob Jacobsen</dc:creator>
              <dc:date>2010-06-07T20:11:00</dc:date>
            </office:change-info>
            <text:p text:style-name="Standard">one whole</text:p>
          </text:deletion>
        </text:changed-region>
        <text:changed-region text:id="ct791357328">
          <text:deletion>
            <office:change-info>
              <dc:creator>David Harris</dc:creator>
              <dc:date>2010-07-22T00:46:00</dc:date>
            </office:change-info>
            <text:p text:style-name="Standard">an</text:p>
          </text:deletion>
          <text:insertion>
            <office:change-info office:chg-author="Bob Jacobsen" office:chg-date-time="2010-06-07T20:11:00"/>
          </text:insertion>
        </text:changed-region>
        <text:changed-region text:id="ct787027456">
          <text:deletion>
            <office:change-info>
              <dc:creator>David Harris</dc:creator>
              <dc:date>2010-07-22T00:46:00</dc:date>
            </office:change-info>
            <text:p text:style-name="Standard"><text:s/>old node onto a </text:p>
          </text:deletion>
        </text:changed-region>
        <text:changed-region text:id="ct791357424">
          <text:deletion>
            <office:change-info>
              <dc:creator>David Harris</dc:creator>
              <dc:date>2010-07-22T00:46:00</dc:date>
            </office:change-info>
            <text:p text:style-name="Standard">producer or consumer in the </text:p>
          </text:deletion>
          <text:insertion>
            <office:change-info office:chg-author="Bob Jacobsen" office:chg-date-time="2010-06-07T20:11:00"/>
          </text:insertion>
        </text:changed-region>
        <text:changed-region text:id="ct774904016">
          <text:deletion>
            <office:change-info>
              <dc:creator>David Harris</dc:creator>
              <dc:date>2010-07-22T00:46:00</dc:date>
            </office:change-info>
            <text:p text:style-name="Standard">new one </text:p>
          </text:deletion>
        </text:changed-region>
        <text:changed-region text:id="ct790245696">
          <text:deletion>
            <office:change-info>
              <dc:creator>Bob Jacobsen</dc:creator>
              <dc:date>2010-06-07T20:11:00</dc:date>
            </office:change-info>
            <text:p text:style-name="Standard">and all its events are duplicated</text:p>
          </text:deletion>
        </text:changed-region>
        <text:changed-region text:id="ct829298864">
          <text:deletion>
            <office:change-info>
              <dc:creator>David Harris</dc:creator>
              <dc:date>2010-07-22T00:46:00</dc:date>
            </office:change-info>
            <text:p text:style-name="Standard">to configure it</text:p>
          </text:deletion>
          <text:insertion>
            <office:change-info office:chg-author="Bob Jacobsen" office:chg-date-time="2010-06-07T20:11:00"/>
          </text:insertion>
        </text:changed-region>
        <text:changed-region text:id="ct786631888">
          <text:deletion>
            <office:change-info>
              <dc:creator>David Harris</dc:creator>
              <dc:date>2010-07-22T00:46:00</dc:date>
            </office:change-info>
            <text:p text:style-name="Standard">. The whole process </text:p>
          </text:deletion>
        </text:changed-region>
        <text:changed-region text:id="ct813809456">
          <text:deletion>
            <office:change-info>
              <dc:creator>David Harris</dc:creator>
              <dc:date>2010-06-07T00:22:00</dc:date>
            </office:change-info>
            <text:p text:style-name="Standard">only took</text:p>
          </text:deletion>
        </text:changed-region>
        <text:changed-region text:id="ct830878768">
          <text:deletion>
            <office:change-info>
              <dc:creator>David Harris</dc:creator>
              <dc:date>2010-07-22T00:46:00</dc:date>
            </office:change-info>
            <text:p text:style-name="Standard"><text:s/></text:p>
          </text:deletion>
        </text:changed-region>
        <text:changed-region text:id="ct791926656">
          <text:deletion>
            <office:change-info>
              <dc:creator>David Harris</dc:creator>
              <dc:date>2010-07-22T00:46:00</dc:date>
            </office:change-info>
            <text:p text:style-name="Standard">1</text:p>
          </text:deletion>
          <text:insertion>
            <office:change-info office:chg-author="Bob Jacobsen" office:chg-date-time="2010-06-07T20:11:00"/>
          </text:insertion>
        </text:changed-region>
        <text:changed-region text:id="ct753340480">
          <text:deletion>
            <office:change-info>
              <dc:creator>David Harris</dc:creator>
              <dc:date>2010-07-22T00:46:00</dc:date>
            </office:change-info>
            <text:p text:style-name="Standard">5 minutes. Mike thinks “Now, let's get down to some serious operating”. </text:p>
            <text:p text:style-name="Standard"/>
          </text:deletion>
        </text:changed-region>
        <text:changed-region text:id="ct775085616">
          <text:deletion>
            <office:change-info>
              <dc:creator>David Harris</dc:creator>
              <dc:date>2010-07-22T00:47:00</dc:date>
            </office:change-info>
            <text:h text:style-name="Heading_20_2" text:outline-level="2">Solution</text:h>
            <text:p text:style-name="Standard">Hugh realizes he has a problem – the NMRAnet-CAN bus running his layout is not big enough, he's maxed out the number of nodes. He talks to the local guru, and the guru says – no problem, just </text:p>
          </text:deletion>
        </text:changed-region>
        <text:changed-region text:id="ct753698800">
          <text:deletion>
            <office:change-info>
              <dc:creator>David Harris</dc:creator>
              <dc:date>2010-06-07T00:23:00</dc:date>
            </office:change-info>
            <text:p text:style-name="Standard">cut</text:p>
          </text:deletion>
        </text:changed-region>
        <text:changed-region text:id="ct786917984">
          <text:deletion>
            <office:change-info>
              <dc:creator>David Harris</dc:creator>
              <dc:date>2010-07-22T00:47:00</dc:date>
            </office:change-info>
            <text:p text:style-name="Standard"><text:s/>your CAN into two parts and join the parts with a CAN-to-CAN bridge. Hugh is doubtful, it can't be that simple, won't he need to change node ids and change his event programming? The guru reassures him – it is that simple – no need to change anything, the nodes will still see al</text:p>
          </text:deletion>
        </text:changed-region>
        <text:changed-region text:id="ct790703248">
          <text:deletion>
            <office:change-info>
              <dc:creator>David Harris</dc:creator>
              <dc:date>2010-06-07T00:23:00</dc:date>
            </office:change-info>
            <text:p text:style-name="Standard">l</text:p>
          </text:deletion>
        </text:changed-region>
        <text:changed-region text:id="ct753698896">
          <text:deletion>
            <office:change-info>
              <dc:creator>David Harris</dc:creator>
              <dc:date>2010-07-22T00:47:00</dc:date>
            </office:change-info>
            <text:p text:style-name="Standard">l the other nodes events, </text:p>
          </text:deletion>
        </text:changed-region>
        <text:changed-region text:id="ct790703344">
          <text:deletion>
            <office:change-info>
              <dc:creator>David Harris</dc:creator>
              <dc:date>2010-06-07T00:23:00</dc:date>
            </office:change-info>
            <text:p text:style-name="Standard">jyst</text:p>
          </text:deletion>
        </text:changed-region>
        <text:changed-region text:id="ct791645792">
          <text:deletion>
            <office:change-info>
              <dc:creator>David Harris</dc:creator>
              <dc:date>2010-07-22T00:47:00</dc:date>
            </office:change-info>
            <text:p text:style-name="Standard"><text:s/>as before. Hugh take</text:p>
          </text:deletion>
        </text:changed-region>
        <text:changed-region text:id="ct792673568">
          <text:deletion>
            <office:change-info>
              <dc:creator>David Harris</dc:creator>
              <dc:date>2010-06-07T00:23:00</dc:date>
            </office:change-info>
            <text:p text:style-name="Standard"><text:s/>s</text:p>
          </text:deletion>
        </text:changed-region>
        <text:changed-region text:id="ct791646528">
          <text:deletion>
            <office:change-info>
              <dc:creator>David Harris</dc:creator>
              <dc:date>2010-07-22T00:47:00</dc:date>
            </office:change-info>
            <text:p text:style-name="Standard">him at his word, picks up a bridge and, after five minutes deciding where to break the CAN bus, inserts the bridge and is running trains again. </text:p>
            <text:p text:style-name="Standard"/>
          </text:deletion>
        </text:changed-region>
        <text:changed-region text:id="ct790973744">
          <text:deletion>
            <office:change-info>
              <dc:creator>David Harris</dc:creator>
              <dc:date>2010-07-22T00:47:00</dc:date>
            </office:change-info>
            <text:h text:style-name="Heading_20_2" text:outline-level="2">Solution</text:h>
            <text:p text:style-name="Standard">Mike visits Hugh and brings some new NMRAnet software on his laptop. “This software will let us make a mock-up of your layout showing the location and connections between your nodes. I just need to plug it into your layout”.</text:p>
          </text:deletion>
        </text:changed-region>
        <text:changed-region text:id="ct753738512">
          <text:deletion>
            <office:change-info>
              <dc:creator>Bob Jacobsen</dc:creator>
              <dc:date>2010-06-07T20:12:00</dc:date>
            </office:change-info>
            <text:p text:style-name="Standard">instant yard diagram and operations</text:p>
          </text:deletion>
        </text:changed-region>
        <text:changed-region text:id="ct831228960">
          <text:deletion>
            <office:change-info>
              <dc:creator>David Harris</dc:creator>
              <dc:date>2010-07-22T00:47:00</dc:date>
            </office:change-info>
            <text:p text:style-name="Standard">instant operation from both computers</text:p>
          </text:deletion>
          <text:insertion>
            <office:change-info office:chg-author="Bob Jacobsen" office:chg-date-time="2010-06-07T20:12:00"/>
          </text:insertion>
        </text:changed-region>
        <text:changed-region text:id="ct787010016">
          <text:deletion>
            <office:change-info>
              <dc:creator>David Harris</dc:creator>
              <dc:date>2010-07-22T00:47:00</dc:date>
            </office:change-info>
            <text:p text:style-name="Standard"/>
            <text:p text:style-name="Standard"/>
          </text:deletion>
        </text:changed-region>
        <text:changed-region text:id="ct786660464">
          <text:deletion>
            <office:change-info>
              <dc:creator>David Harris</dc:creator>
              <dc:date>2010-07-22T00:47:00</dc:date>
            </office:change-info>
            <text:h text:style-name="Heading_20_2" text:outline-level="2">Solution</text:h>
            <text:p text:style-name="Standard">See Distant Control Panel. </text:p>
          </text:deletion>
        </text:changed-region>
        <text:changed-region text:id="ct830642528">
          <text:deletion>
            <office:change-info>
              <dc:creator>David Harris</dc:creator>
              <dc:date>2010-07-22T00:47:00</dc:date>
            </office:change-info>
            <text:p text:style-name="Standard">The same solution that works over a local network will also work over both high-speed and low-speed </text:p>
          </text:deletion>
          <text:insertion>
            <office:change-info office:chg-author="Bob Jacobsen" office:chg-date-time="2010-06-07T20:12:00"/>
          </text:insertion>
        </text:changed-region>
        <text:changed-region text:id="ct830642624">
          <text:deletion>
            <office:change-info>
              <dc:creator>David Harris</dc:creator>
              <dc:date>2010-07-22T00:47:00</dc:date>
            </office:change-info>
            <text:p text:style-name="Standard">connections to the global Internet, and thus to where-ever the dispatcher is located.</text:p>
          </text:deletion>
          <text:insertion>
            <office:change-info office:chg-author="Bob Jacobsen" office:chg-date-time="2010-06-07T20:13:00"/>
          </text:insertion>
        </text:changed-region>
        <text:changed-region text:id="ct790969584">
          <text:deletion>
            <office:change-info>
              <dc:creator>David Harris</dc:creator>
              <dc:date>2010-07-22T00:47:00</dc:date>
            </office:change-info>
            <text:p text:style-name="Standard"/>
            <text:p text:style-name="Standard"/>
          </text:deletion>
        </text:changed-region>
        <text:changed-region text:id="ct753008128">
          <text:insertion>
            <office:change-info>
              <dc:creator>Bob Jacobsen</dc:creator>
              <dc:date>2010-06-06T22:40:00</dc:date>
            </office:change-info>
          </text:insertion>
        </text:changed-region>
        <text:changed-region text:id="ct753008224">
          <text:insertion>
            <office:change-info>
              <dc:creator>Bob Jacobsen</dc:creator>
              <dc:date>2010-06-06T22:41:00</dc:date>
            </office:change-info>
          </text:insertion>
        </text:changed-region>
        <text:changed-region text:id="ct785862256">
          <text:deletion>
            <office:change-info>
              <dc:creator>David Harris</dc:creator>
              <dc:date>2010-07-22T00:47:00</dc:date>
            </office:change-info>
            <text:h text:style-name="Heading_20_2" text:outline-level="2">Solution</text:h>
            <text:p text:style-name="Standard">John is in charge of the meet. He tells the attendees to connect the modules together into multiple CAN segments, observing the limitations of length and drive capabilities of the nodes. He assigns segment leaders and instructs them to configure and debug each segment in isolation by connecting a computer with configuration software. XML files describing the modules that some attendees brought help in this, but the nodes themselves contain enough information to allow them to be connected and integrate their existing block detection and </text:p>
          </text:deletion>
        </text:changed-region>
        <text:changed-region text:id="ct813810144">
          <text:deletion>
            <office:change-info>
              <dc:creator>David Harris</dc:creator>
              <dc:date>2010-06-07T00:26:00</dc:date>
            </office:change-info>
            <text:p text:style-name="Standard">signalling</text:p>
          </text:deletion>
        </text:changed-region>
        <text:changed-region text:id="ct831229056">
          <text:deletion>
            <office:change-info>
              <dc:creator>David Harris</dc:creator>
              <dc:date>2010-07-22T00:47:00</dc:date>
            </office:change-info>
            <text:p text:style-name="Standard"><text:s/>systems. </text:p>
            <text:p text:style-name="Standard">If the number of modules was smaller, then John would have connected the segments together using CAN-to-CAN relay nodes, but he </text:p>
          </text:deletion>
        </text:changed-region>
        <text:changed-region text:id="ct791862832">
          <text:deletion>
            <office:change-info>
              <dc:creator>David Harris</dc:creator>
              <dc:date>2010-06-07T00:27:00</dc:date>
            </office:change-info>
            <text:p text:style-name="Standard">had </text:p>
          </text:deletion>
        </text:changed-region>
        <text:changed-region text:id="ct830879472">
          <text:deletion>
            <office:change-info>
              <dc:creator>David Harris</dc:creator>
              <dc:date>2010-07-22T00:47:00</dc:date>
            </office:change-info>
            <text:p text:style-name="Standard">decide</text:p>
          </text:deletion>
        </text:changed-region>
        <text:changed-region text:id="ct791862928">
          <text:deletion>
            <office:change-info>
              <dc:creator>David Harris</dc:creator>
              <dc:date>2010-06-07T00:27:00</dc:date>
            </office:change-info>
            <text:p text:style-name="Standard">d</text:p>
          </text:deletion>
        </text:changed-region>
        <text:changed-region text:id="ct775749200">
          <text:deletion>
            <office:change-info>
              <dc:creator>David Harris</dc:creator>
              <dc:date>2010-07-22T00:47:00</dc:date>
            </office:change-info>
            <text:p text:style-name="Standard"><text:s/>to connect the segments together using an Ethernet backbone, using Ethernet-to-CAN bridges. This will reduce the bandwidth requirements on each of the segments because the bridges will automatically only pass events between the segments that are actually required, rather than all packets. </text:p>
          </text:deletion>
        </text:changed-region>
        <text:changed-region text:id="ct831503568">
          <text:deletion>
            <office:change-info>
              <dc:creator>David Harris</dc:creator>
              <dc:date>2010-06-07T00:27:00</dc:date>
            </office:change-info>
            <text:p text:style-name="Standard">Together </text:p>
          </text:deletion>
        </text:changed-region>
        <text:changed-region text:id="ct830860752">
          <text:deletion>
            <office:change-info>
              <dc:creator>David Harris</dc:creator>
              <dc:date>2010-07-22T00:47:00</dc:date>
            </office:change-info>
            <text:p text:style-name="Standard">with his segment leaders, they quickly integrate the segments onto the backbone. </text:p>
          </text:deletion>
        </text:changed-region>
        <text:changed-region text:id="ct831503968">
          <text:deletion>
            <office:change-info>
              <dc:creator>David Harris</dc:creator>
              <dc:date>2010-06-07T00:28:00</dc:date>
            </office:change-info>
            <text:p text:style-name="Standard">A</text:p>
          </text:deletion>
        </text:changed-region>
        <text:changed-region text:id="ct831177648">
          <text:deletion>
            <office:change-info>
              <dc:creator>David Harris</dc:creator>
              <dc:date>2010-07-22T00:47:00</dc:date>
            </office:change-info>
            <text:p text:style-name="Standard">ttendees can observe and control the layout from disparate points on </text:p>
          </text:deletion>
        </text:changed-region>
        <text:changed-region text:id="ct792428768">
          <text:deletion>
            <office:change-info>
              <dc:creator>David Harris</dc:creator>
              <dc:date>2010-06-07T00:28:00</dc:date>
            </office:change-info>
            <text:p text:style-name="Standard">teh </text:p>
          </text:deletion>
        </text:changed-region>
        <text:changed-region text:id="ct830966064">
          <text:deletion>
            <office:change-info>
              <dc:creator>David Harris</dc:creator>
              <dc:date>2010-07-22T00:47:00</dc:date>
            </office:change-info>
            <text:p text:style-name="Standard">layout. </text:p>
            <text:p text:style-name="Standard"/>
          </text:deletion>
        </text:changed-region>
        <text:changed-region text:id="ct830964384">
          <text:deletion>
            <office:change-info>
              <dc:creator>Bob Jacobsen</dc:creator>
              <dc:date>2010-06-07T20:13:00</dc:date>
            </office:change-info>
            <text:p text:style-name="Standard">l</text:p>
          </text:deletion>
        </text:changed-region>
        <text:changed-region text:id="ct830638608">
          <text:deletion>
            <office:change-info>
              <dc:creator>David Harris</dc:creator>
              <dc:date>2010-07-22T00:47:00</dc:date>
            </office:change-info>
            <text:h text:style-name="Heading_20_2" text:outline-level="2">Solution</text:h>
            <text:h text:style-name="Heading_20_2" text:outline-level="2"/>
          </text:deletion>
        </text:changed-region>
        <text:changed-region text:id="ct813793856">
          <text:deletion>
            <office:change-info>
              <dc:creator>Bob Jacobsen</dc:creator>
              <dc:date>2010-06-07T20:15:00</dc:date>
            </office:change-info>
            <text:h text:style-name="Heading_20_2" text:outline-level="2">Bob</text:h>
          </text:deletion>
        </text:changed-region>
        <text:changed-region text:id="ct813793952">
          <text:deletion>
            <office:change-info>
              <dc:creator>David Harris</dc:creator>
              <dc:date>2010-07-22T00:47:00</dc:date>
            </office:change-info>
            <text:h text:style-name="Heading_20_2" text:outline-level="2">Bill</text:h>
          </text:deletion>
          <text:insertion>
            <office:change-info office:chg-author="Bob Jacobsen" office:chg-date-time="2010-06-07T20:15:00"/>
          </text:insertion>
        </text:changed-region>
        <text:changed-region text:id="ct785449840">
          <text:deletion>
            <office:change-info>
              <dc:creator>David Harris</dc:creator>
              <dc:date>2010-07-22T00:47:00</dc:date>
            </office:change-info>
            <text:h text:style-name="Heading_20_2" text:outline-level="2"><text:s/>receives a call from his friend Hugh</text:h>
          </text:deletion>
        </text:changed-region>
        <text:changed-region text:id="ct812907440">
          <text:deletion>
            <office:change-info>
              <dc:creator>Bob Jacobsen</dc:creator>
              <dc:date>2010-06-07T20:14:00</dc:date>
            </office:change-info>
            <text:h text:style-name="Heading_20_2" text:outline-level="2"><text:s/>at the clubhouse</text:h>
          </text:deletion>
        </text:changed-region>
        <text:changed-region text:id="ct789863712">
          <text:deletion>
            <office:change-info>
              <dc:creator>David Harris</dc:creator>
              <dc:date>2010-07-22T00:47:00</dc:date>
            </office:change-info>
            <text:h text:style-name="Heading_20_2" text:outline-level="2"><text:s/>that there's some trouble on </text:h>
          </text:deletion>
        </text:changed-region>
        <text:changed-region text:id="ct812907536">
          <text:deletion>
            <office:change-info>
              <dc:creator>Bob Jacobsen</dc:creator>
              <dc:date>2010-06-07T20:14:00</dc:date>
            </office:change-info>
            <text:h text:style-name="Heading_20_2" text:outline-level="2">the</text:h>
          </text:deletion>
        </text:changed-region>
        <text:changed-region text:id="ct790704032">
          <text:deletion>
            <office:change-info>
              <dc:creator>David Harris</dc:creator>
              <dc:date>2010-07-22T00:47:00</dc:date>
            </office:change-info>
            <text:h text:style-name="Heading_20_2" text:outline-level="2">Hugh's</text:h>
          </text:deletion>
          <text:insertion>
            <office:change-info office:chg-author="Bob Jacobsen" office:chg-date-time="2010-06-07T20:14:00"/>
          </text:insertion>
        </text:changed-region>
        <text:changed-region text:id="ct774904672">
          <text:deletion>
            <office:change-info>
              <dc:creator>David Harris</dc:creator>
              <dc:date>2010-07-22T00:47:00</dc:date>
            </office:change-info>
            <text:h text:style-name="Heading_20_2" text:outline-level="2"><text:s/>layout. </text:h>
          </text:deletion>
        </text:changed-region>
        <text:changed-region text:id="ct830568592">
          <text:deletion>
            <office:change-info>
              <dc:creator>Bob Jacobsen</dc:creator>
              <dc:date>2010-06-07T20:15:00</dc:date>
            </office:change-info>
            <text:h text:style-name="Heading_20_2" text:outline-level="2">Bob</text:h>
          </text:deletion>
        </text:changed-region>
        <text:changed-region text:id="ct790704128">
          <text:deletion>
            <office:change-info>
              <dc:creator>David Harris</dc:creator>
              <dc:date>2010-06-07T00:28:00</dc:date>
            </office:change-info>
            <text:h text:style-name="Heading_20_2" text:outline-level="2">He</text:h>
          </text:deletion>
        </text:changed-region>
        <text:changed-region text:id="ct791307792">
          <text:deletion>
            <office:change-info>
              <dc:creator>David Harris</dc:creator>
              <dc:date>2010-07-22T00:47:00</dc:date>
            </office:change-info>
            <text:h text:style-name="Heading_20_2" text:outline-level="2">Bill</text:h>
          </text:deletion>
          <text:insertion>
            <office:change-info office:chg-author="Bob Jacobsen" office:chg-date-time="2010-06-07T20:15:00"/>
          </text:insertion>
        </text:changed-region>
        <text:changed-region text:id="ct442834944">
          <text:deletion>
            <office:change-info>
              <dc:creator>David Harris</dc:creator>
              <dc:date>2010-07-22T00:47:00</dc:date>
            </office:change-info>
            <text:h text:style-name="Heading_20_2" text:outline-level="2"><text:s/></text:h>
          </text:deletion>
        </text:changed-region>
        <text:changed-region text:id="ct791307888">
          <text:deletion>
            <office:change-info>
              <dc:creator>Bob Jacobsen</dc:creator>
              <dc:date>2010-06-07T20:15:00</dc:date>
            </office:change-info>
            <text:h text:style-name="Heading_20_2" text:outline-level="2">doesn't have time to drive across town and back</text:h>
          </text:deletion>
        </text:changed-region>
        <text:changed-region text:id="ct814113440">
          <text:deletion>
            <office:change-info>
              <dc:creator>David Harris</dc:creator>
              <dc:date>2010-07-22T00:47:00</dc:date>
            </office:change-info>
            <text:h text:style-name="Heading_20_2" text:outline-level="2">is an expert on model railroad signaling, but he lives half-way across the country from Hugh's layout.</text:h>
          </text:deletion>
          <text:insertion>
            <office:change-info office:chg-author="Bob Jacobsen" office:chg-date-time="2010-06-07T20:15:00"/>
          </text:insertion>
        </text:changed-region>
        <text:changed-region text:id="ct830203648">
          <text:deletion>
            <office:change-info>
              <dc:creator>Bob Jacobsen</dc:creator>
              <dc:date>2010-06-07T20:15:00</dc:date>
            </office:change-info>
            <text:h text:style-name="Heading_20_2" text:outline-level="2">, but f</text:h>
          </text:deletion>
        </text:changed-region>
        <text:changed-region text:id="ct831495520">
          <text:deletion>
            <office:change-info>
              <dc:creator>David Harris</dc:creator>
              <dc:date>2010-07-22T00:47:00</dc:date>
            </office:change-info>
            <text:h text:style-name="Heading_20_2" text:outline-level="2"><text:s/>F</text:h>
          </text:deletion>
          <text:insertion>
            <office:change-info office:chg-author="Bob Jacobsen" office:chg-date-time="2010-06-07T20:15:00"/>
          </text:insertion>
        </text:changed-region>
        <text:changed-region text:id="ct785946208">
          <text:deletion>
            <office:change-info>
              <dc:creator>David Harris</dc:creator>
              <dc:date>2010-07-22T00:47:00</dc:date>
            </office:change-info>
            <text:h text:style-name="Heading_20_2" text:outline-level="2">ortunately</text:h>
          </text:deletion>
        </text:changed-region>
        <text:changed-region text:id="ct753505504">
          <text:deletion>
            <office:change-info>
              <dc:creator>David Harris</dc:creator>
              <dc:date>2010-06-07T00:28:00</dc:date>
            </office:change-info>
            <text:h text:style-name="Heading_20_2" text:outline-level="2">, </text:h>
          </text:deletion>
        </text:changed-region>
        <text:changed-region text:id="ct813623632">
          <text:deletion>
            <office:change-info>
              <dc:creator>Bob Jacobsen</dc:creator>
              <dc:date>2010-06-07T20:14:00</dc:date>
            </office:change-info>
            <text:h text:style-name="Heading_20_2" text:outline-level="2">his</text:h>
          </text:deletion>
        </text:changed-region>
        <text:changed-region text:id="ct790552896">
          <text:deletion>
            <office:change-info>
              <dc:creator>David Harris</dc:creator>
              <dc:date>2010-07-22T00:47:00</dc:date>
            </office:change-info>
            <text:h text:style-name="Heading_20_2" text:outline-level="2">Hugh</text:h>
          </text:deletion>
          <text:insertion>
            <office:change-info office:chg-author="Bob Jacobsen" office:chg-date-time="2010-06-07T20:14:00"/>
          </text:insertion>
        </text:changed-region>
        <text:changed-region text:id="ct791930176">
          <text:deletion>
            <office:change-info>
              <dc:creator>Bob Jacobsen</dc:creator>
              <dc:date>2010-06-07T20:14:00</dc:date>
            </office:change-info>
            <text:h text:style-name="Heading_20_2" text:outline-level="2"><text:s/>club </text:h>
          </text:deletion>
        </text:changed-region>
        <text:changed-region text:id="ct753357744">
          <text:deletion>
            <office:change-info>
              <dc:creator>David Harris</dc:creator>
              <dc:date>2010-07-22T00:47:00</dc:date>
            </office:change-info>
            <text:h text:style-name="Heading_20_2" text:outline-level="2"><text:s/></text:h>
          </text:deletion>
          <text:insertion>
            <office:change-info office:chg-author="Bob Jacobsen" office:chg-date-time="2010-06-07T20:14:00"/>
          </text:insertion>
        </text:changed-region>
        <text:changed-region text:id="ct786661024">
          <text:deletion>
            <office:change-info>
              <dc:creator>David Harris</dc:creator>
              <dc:date>2010-07-22T00:47:00</dc:date>
            </office:change-info>
            <text:h text:style-name="Heading_20_2" text:outline-level="2">has an Ethernet connection to the layout, and even better </text:h>
          </text:deletion>
        </text:changed-region>
        <text:changed-region text:id="ct752900752">
          <text:deletion>
            <office:change-info>
              <dc:creator>Bob Jacobsen</dc:creator>
              <dc:date>2010-06-07T20:14:00</dc:date>
            </office:change-info>
            <text:h text:style-name="Heading_20_2" text:outline-level="2">they</text:h>
          </text:deletion>
        </text:changed-region>
        <text:changed-region text:id="ct831330544">
          <text:deletion>
            <office:change-info>
              <dc:creator>David Harris</dc:creator>
              <dc:date>2010-07-22T00:47:00</dc:date>
            </office:change-info>
            <text:h text:style-name="Heading_20_2" text:outline-level="2">he</text:h>
          </text:deletion>
          <text:insertion>
            <office:change-info office:chg-author="Bob Jacobsen" office:chg-date-time="2010-06-07T20:14:00"/>
          </text:insertion>
        </text:changed-region>
        <text:changed-region text:id="ct813921184">
          <text:deletion>
            <office:change-info>
              <dc:creator>David Harris</dc:creator>
              <dc:date>2010-07-22T00:47:00</dc:date>
            </office:change-info>
            <text:h text:style-name="Heading_20_2" text:outline-level="2"><text:s/>ha</text:h>
          </text:deletion>
        </text:changed-region>
        <text:changed-region text:id="ct752900848">
          <text:deletion>
            <office:change-info>
              <dc:creator>Bob Jacobsen</dc:creator>
              <dc:date>2010-06-07T20:14:00</dc:date>
            </office:change-info>
            <text:h text:style-name="Heading_20_2" text:outline-level="2">ve</text:h>
          </text:deletion>
        </text:changed-region>
        <text:changed-region text:id="ct752890864">
          <text:deletion>
            <office:change-info>
              <dc:creator>David Harris</dc:creator>
              <dc:date>2010-07-22T00:47:00</dc:date>
            </office:change-info>
            <text:h text:style-name="Heading_20_2" text:outline-level="2">s</text:h>
          </text:deletion>
          <text:insertion>
            <office:change-info office:chg-author="Bob Jacobsen" office:chg-date-time="2010-06-07T20:14:00"/>
          </text:insertion>
        </text:changed-region>
        <text:changed-region text:id="ct786660736">
          <text:deletion>
            <office:change-info>
              <dc:creator>David Harris</dc:creator>
              <dc:date>2010-07-22T00:47:00</dc:date>
            </office:change-info>
            <text:h text:style-name="Heading_20_2" text:outline-level="2"><text:s/></text:h>
          </text:deletion>
        </text:changed-region>
        <text:changed-region text:id="ct814112736">
          <text:deletion>
            <office:change-info>
              <dc:creator>Bob Jacobsen</dc:creator>
              <dc:date>2010-06-07T20:14:00</dc:date>
            </office:change-info>
            <text:h text:style-name="Heading_20_2" text:outline-level="2">it </text:h>
          </text:deletion>
        </text:changed-region>
        <text:changed-region text:id="ct775170960">
          <text:deletion>
            <office:change-info>
              <dc:creator>David Harris</dc:creator>
              <dc:date>2010-07-22T00:47:00</dc:date>
            </office:change-info>
            <text:h text:style-name="Heading_20_2" text:outline-level="2">attached t</text:h>
          </text:deletion>
        </text:changed-region>
        <text:changed-region text:id="ct753681648">
          <text:deletion>
            <office:change-info>
              <dc:creator>David Harris</dc:creator>
              <dc:date>2010-07-22T00:47:00</dc:date>
            </office:change-info>
            <text:h text:style-name="Heading_20_2" text:outline-level="2">it </text:h>
          </text:deletion>
          <text:insertion>
            <office:change-info office:chg-author="Bob Jacobsen" office:chg-date-time="2010-06-07T20:14:00"/>
          </text:insertion>
        </text:changed-region>
        <text:changed-region text:id="ct774989760">
          <text:deletion>
            <office:change-info>
              <dc:creator>David Harris</dc:creator>
              <dc:date>2010-07-22T00:47:00</dc:date>
            </office:change-info>
            <text:h text:style-name="Heading_20_2" text:outline-level="2">o the local area network (LAN) and to the wider internet through </text:h>
          </text:deletion>
        </text:changed-region>
        <text:changed-region text:id="ct753681744">
          <text:deletion>
            <office:change-info>
              <dc:creator>Bob Jacobsen</dc:creator>
              <dc:date>2010-06-07T20:14:00</dc:date>
            </office:change-info>
            <text:h text:style-name="Heading_20_2" text:outline-level="2">their</text:h>
          </text:deletion>
        </text:changed-region>
        <text:changed-region text:id="ct791948512">
          <text:deletion>
            <office:change-info>
              <dc:creator>David Harris</dc:creator>
              <dc:date>2010-07-22T00:47:00</dc:date>
            </office:change-info>
            <text:h text:style-name="Heading_20_2" text:outline-level="2">a</text:h>
          </text:deletion>
          <text:insertion>
            <office:change-info office:chg-author="Bob Jacobsen" office:chg-date-time="2010-06-07T20:14:00"/>
          </text:insertion>
        </text:changed-region>
        <text:changed-region text:id="ct786749120">
          <text:deletion>
            <office:change-info>
              <dc:creator>David Harris</dc:creator>
              <dc:date>2010-07-22T00:47:00</dc:date>
            </office:change-info>
            <text:h text:style-name="Heading_20_2" text:outline-level="2"><text:s/>router – </text:h>
          </text:deletion>
        </text:changed-region>
        <text:changed-region text:id="ct813696912">
          <text:deletion>
            <office:change-info>
              <dc:creator>Bob Jacobsen</dc:creator>
              <dc:date>2010-06-07T20:14:00</dc:date>
            </office:change-info>
            <text:h text:style-name="Heading_20_2" text:outline-level="2">he</text:h>
          </text:deletion>
        </text:changed-region>
        <text:changed-region text:id="ct813697008">
          <text:deletion>
            <office:change-info>
              <dc:creator>David Harris</dc:creator>
              <dc:date>2010-07-22T00:47:00</dc:date>
            </office:change-info>
            <text:h text:style-name="Heading_20_2" text:outline-level="2">Bill</text:h>
          </text:deletion>
          <text:insertion>
            <office:change-info office:chg-author="Bob Jacobsen" office:chg-date-time="2010-06-07T20:15:00"/>
          </text:insertion>
        </text:changed-region>
        <text:changed-region text:id="ct786748784">
          <text:deletion>
            <office:change-info>
              <dc:creator>David Harris</dc:creator>
              <dc:date>2010-07-22T00:47:00</dc:date>
            </office:change-info>
            <text:h text:style-name="Heading_20_2" text:outline-level="2"><text:s/>can just log in from </text:h>
          </text:deletion>
        </text:changed-region>
        <text:changed-region text:id="ct830639568">
          <text:deletion>
            <office:change-info>
              <dc:creator>Bob Jacobsen</dc:creator>
              <dc:date>2010-06-07T20:14:00</dc:date>
            </office:change-info>
            <text:h text:style-name="Heading_20_2" text:outline-level="2">home</text:h>
          </text:deletion>
        </text:changed-region>
        <text:changed-region text:id="ct830639664">
          <text:deletion>
            <office:change-info>
              <dc:creator>David Harris</dc:creator>
              <dc:date>2010-07-22T00:47:00</dc:date>
            </office:change-info>
            <text:h text:style-name="Heading_20_2" text:outline-level="2">where he is</text:h>
          </text:deletion>
          <text:insertion>
            <office:change-info office:chg-author="Bob Jacobsen" office:chg-date-time="2010-06-07T20:14:00"/>
          </text:insertion>
        </text:changed-region>
        <text:changed-region text:id="ct786661744">
          <text:deletion>
            <office:change-info>
              <dc:creator>David Harris</dc:creator>
              <dc:date>2010-07-22T00:47:00</dc:date>
            </office:change-info>
            <text:h text:style-name="Heading_20_2" text:outline-level="2">! He opens his copy of the configuration program on his home computer and connects to </text:h>
          </text:deletion>
        </text:changed-region>
        <text:changed-region text:id="ct784255760">
          <text:deletion>
            <office:change-info>
              <dc:creator>David Harris</dc:creator>
              <dc:date>2010-06-07T00:29:00</dc:date>
            </office:change-info>
            <text:h text:style-name="Heading_20_2" text:outline-level="2">teh</text:h>
          </text:deletion>
        </text:changed-region>
        <text:changed-region text:id="ct775664640">
          <text:deletion>
            <office:change-info>
              <dc:creator>David Harris</dc:creator>
              <dc:date>2010-07-22T00:47:00</dc:date>
            </office:change-info>
            <text:h text:style-name="Heading_20_2" text:outline-level="2"><text:s/>layout. It appears that one of the </text:h>
          </text:deletion>
        </text:changed-region>
        <text:changed-region text:id="ct830899856">
          <text:deletion>
            <office:change-info>
              <dc:creator>Bob Jacobsen</dc:creator>
              <dc:date>2010-06-07T20:16:00</dc:date>
            </office:change-info>
            <text:h text:style-name="Heading_20_2" text:outline-level="2">signals</text:h>
          </text:deletion>
        </text:changed-region>
        <text:changed-region text:id="ct831152384">
          <text:deletion>
            <office:change-info>
              <dc:creator>David Harris</dc:creator>
              <dc:date>2010-07-22T00:47:00</dc:date>
            </office:change-info>
            <text:h text:style-name="Heading_20_2" text:outline-level="2">occupancy detectors is not seeing the train</text:h>
          </text:deletion>
          <text:insertion>
            <office:change-info office:chg-author="Bob Jacobsen" office:chg-date-time="2010-06-07T20:16:00"/>
          </text:insertion>
        </text:changed-region>
        <text:changed-region text:id="ct830535984">
          <text:deletion>
            <office:change-info>
              <dc:creator>Bob Jacobsen</dc:creator>
              <dc:date>2010-06-07T20:16:00</dc:date>
            </office:change-info>
            <text:h text:style-name="Heading_20_2" text:outline-level="2"><text:s/>is not responding</text:h>
          </text:deletion>
        </text:changed-region>
        <text:changed-region text:id="ct830606352">
          <text:deletion>
            <office:change-info>
              <dc:creator>David Harris</dc:creator>
              <dc:date>2010-07-22T00:47:00</dc:date>
            </office:change-info>
            <text:h text:style-name="Heading_20_2" text:outline-level="2">, and this has lead to a cascade of </text:h>
          </text:deletion>
        </text:changed-region>
        <text:changed-region text:id="ct790758864">
          <text:deletion>
            <office:change-info>
              <dc:creator>Bob Jacobsen</dc:creator>
              <dc:date>2010-06-07T20:17:00</dc:date>
            </office:change-info>
            <text:h text:style-name="Heading_20_2" text:outline-level="2">failures</text:h>
          </text:deletion>
        </text:changed-region>
        <text:changed-region text:id="ct790758960">
          <text:deletion>
            <office:change-info>
              <dc:creator>David Harris</dc:creator>
              <dc:date>2010-07-22T00:47:00</dc:date>
            </office:change-info>
            <text:h text:style-name="Heading_20_2" text:outline-level="2">errors</text:h>
          </text:deletion>
          <text:insertion>
            <office:change-info office:chg-author="Bob Jacobsen" office:chg-date-time="2010-06-07T20:17:00"/>
          </text:insertion>
        </text:changed-region>
        <text:changed-region text:id="ct786661600">
          <text:deletion>
            <office:change-info>
              <dc:creator>David Harris</dc:creator>
              <dc:date>2010-07-22T00:47:00</dc:date>
            </office:change-info>
            <text:h text:style-name="Heading_20_2" text:outline-level="2"><text:s/>downstream from the signal. He phones Hugh back and tells him to check the connections on that </text:h>
          </text:deletion>
        </text:changed-region>
        <text:changed-region text:id="ct813006192">
          <text:deletion>
            <office:change-info>
              <dc:creator>Bob Jacobsen</dc:creator>
              <dc:date>2010-06-07T20:17:00</dc:date>
            </office:change-info>
            <text:h text:style-name="Heading_20_2" text:outline-level="2">signal</text:h>
          </text:deletion>
        </text:changed-region>
        <text:changed-region text:id="ct792428224">
          <text:deletion>
            <office:change-info>
              <dc:creator>David Harris</dc:creator>
              <dc:date>2010-07-22T00:47:00</dc:date>
            </office:change-info>
            <text:h text:style-name="Heading_20_2" text:outline-level="2">block</text:h>
          </text:deletion>
          <text:insertion>
            <office:change-info office:chg-author="Bob Jacobsen" office:chg-date-time="2010-06-07T20:17:00"/>
          </text:insertion>
        </text:changed-region>
        <text:changed-region text:id="ct814649424">
          <text:deletion>
            <office:change-info>
              <dc:creator>David Harris</dc:creator>
              <dc:date>2010-07-22T00:47:00</dc:date>
            </office:change-info>
            <text:h text:style-name="Heading_20_2" text:outline-level="2">. Hugh crawls under the layout and discovers a plug has pulled out – it must have been </text:h>
          </text:deletion>
        </text:changed-region>
        <text:changed-region text:id="ct830638048">
          <text:deletion>
            <office:change-info>
              <dc:creator>David Harris</dc:creator>
              <dc:date>2010-06-07T00:30:00</dc:date>
            </office:change-info>
            <text:h text:style-name="Heading_20_2" text:outline-level="2">that </text:h>
          </text:deletion>
        </text:changed-region>
        <text:changed-region text:id="ct786917552">
          <text:deletion>
            <office:change-info>
              <dc:creator>David Harris</dc:creator>
              <dc:date>2010-07-22T00:47:00</dc:date>
            </office:change-info>
            <text:h text:style-name="Heading_20_2" text:outline-level="2">work party mid-week. </text:h>
          </text:deletion>
        </text:changed-region>
        <text:changed-region text:id="ct813916224">
          <text:deletion>
            <office:change-info>
              <dc:creator>Bob Jacobsen</dc:creator>
              <dc:date>2010-06-07T20:17:00</dc:date>
            </office:change-info>
            <text:h text:style-name="Heading_20_2" text:outline-level="2">E</text:h>
          </text:deletion>
        </text:changed-region>
        <text:changed-region text:id="ct829719888">
          <text:deletion>
            <office:change-info>
              <dc:creator>David Harris</dc:creator>
              <dc:date>2010-07-22T00:47:00</dc:date>
            </office:change-info>
            <text:h text:style-name="Heading_20_2" text:outline-level="2">The plug is replaced and e</text:h>
          </text:deletion>
          <text:insertion>
            <office:change-info office:chg-author="Bob Jacobsen" office:chg-date-time="2010-06-07T20:17:00"/>
          </text:insertion>
        </text:changed-region>
        <text:changed-region text:id="ct791928576">
          <text:deletion>
            <office:change-info>
              <dc:creator>David Harris</dc:creator>
              <dc:date>2010-07-22T00:47:00</dc:date>
            </office:change-info>
            <text:h text:style-name="Heading_20_2" text:outline-level="2">verything </text:h>
          </text:deletion>
        </text:changed-region>
        <text:changed-region text:id="ct829719984">
          <text:deletion>
            <office:change-info>
              <dc:creator>Bob Jacobsen</dc:creator>
              <dc:date>2010-06-07T20:17:00</dc:date>
            </office:change-info>
            <text:h text:style-name="Heading_20_2" text:outline-level="2">seems</text:h>
          </text:deletion>
        </text:changed-region>
        <text:changed-region text:id="ct814098992">
          <text:deletion>
            <office:change-info>
              <dc:creator>David Harris</dc:creator>
              <dc:date>2010-07-22T00:47:00</dc:date>
            </office:change-info>
            <text:h text:style-name="Heading_20_2" text:outline-level="2">returns </text:h>
          </text:deletion>
          <text:insertion>
            <office:change-info office:chg-author="Bob Jacobsen" office:chg-date-time="2010-06-07T20:17:00"/>
          </text:insertion>
        </text:changed-region>
        <text:changed-region text:id="ct814195824">
          <text:deletion>
            <office:change-info>
              <dc:creator>Bob Jacobsen</dc:creator>
              <dc:date>2010-06-07T20:17:00</dc:date>
            </office:change-info>
            <text:h text:style-name="Heading_20_2" text:outline-level="2"><text:s/>back t</text:h>
          </text:deletion>
        </text:changed-region>
        <text:changed-region text:id="ct829717088">
          <text:deletion>
            <office:change-info>
              <dc:creator>David Harris</dc:creator>
              <dc:date>2010-07-22T00:47:00</dc:date>
            </office:change-info>
            <text:h text:style-name="Heading_20_2" text:outline-level="2">t</text:h>
          </text:deletion>
          <text:insertion>
            <office:change-info office:chg-author="Bob Jacobsen" office:chg-date-time="2010-06-07T20:17:00"/>
          </text:insertion>
        </text:changed-region>
        <text:changed-region text:id="ct786749792">
          <text:deletion>
            <office:change-info>
              <dc:creator>David Harris</dc:creator>
              <dc:date>2010-07-22T00:47:00</dc:date>
            </office:change-info>
            <text:h text:style-name="Heading_20_2" text:outline-level="2">o normal</text:h>
          </text:deletion>
        </text:changed-region>
        <text:changed-region text:id="ct829717184">
          <text:deletion>
            <office:change-info>
              <dc:creator>David Harris</dc:creator>
              <dc:date>2010-07-22T00:47:00</dc:date>
            </office:change-info>
            <text:h text:style-name="Heading_20_2" text:outline-level="2"><text:s/>operation</text:h>
          </text:deletion>
          <text:insertion>
            <office:change-info office:chg-author="Bob Jacobsen" office:chg-date-time="2010-06-07T20:17:00"/>
          </text:insertion>
        </text:changed-region>
        <text:changed-region text:id="ct787108272">
          <text:deletion>
            <office:change-info>
              <dc:creator>David Harris</dc:creator>
              <dc:date>2010-07-22T00:47:00</dc:date>
            </office:change-info>
            <text:h text:style-name="Heading_20_2" text:outline-level="2">. </text:h>
          </text:deletion>
        </text:changed-region>
        <text:changed-region text:id="ct785351808">
          <text:deletion>
            <office:change-info>
              <dc:creator>Bob Jacobsen</dc:creator>
              <dc:date>2010-06-07T20:16:00</dc:date>
            </office:change-info>
            <text:h text:style-name="Heading_20_2" text:outline-level="2">Hugh thanks John. John replies “Its all in a day's work for a NMRAnet repairman”. </text:h>
          </text:deletion>
        </text:changed-region>
        <text:changed-region text:id="ct786660880">
          <text:deletion>
            <office:change-info>
              <dc:creator>David Harris</dc:creator>
              <dc:date>2010-07-22T00:47:00</dc:date>
            </office:change-info>
            <text:h text:style-name="Heading_20_2" text:outline-level="2"/>
            <text:h text:style-name="Heading_20_2" text:outline-level="2"/>
          </text:deletion>
        </text:changed-region>
        <text:changed-region text:id="ct829298256">
          <text:insertion>
            <office:change-info>
              <dc:creator>Bob Jacobsen</dc:creator>
              <dc:date>2010-06-06T22:42:00</dc:date>
            </office:change-info>
          </text:insertion>
        </text:changed-region>
        <text:changed-region text:id="ct791915488">
          <text:deletion>
            <office:change-info>
              <dc:creator>Bob Jacobsen</dc:creator>
              <dc:date>2010-06-06T22:42:00</dc:date>
            </office:change-info>
            <text:p text:style-name="Standard">:</text:p>
          </text:deletion>
        </text:changed-region>
        <text:changed-region text:id="ct791127472">
          <text:insertion>
            <office:change-info>
              <dc:creator>Bob Jacobsen</dc:creator>
              <dc:date>2010-06-06T22:42:00</dc:date>
            </office:change-info>
          </text:insertion>
        </text:changed-region>
        <text:changed-region text:id="ct830965264">
          <text:deletion>
            <office:change-info>
              <dc:creator>Bob Jacobsen</dc:creator>
              <dc:date>2010-06-06T22:42:00</dc:date>
            </office:change-info>
            <text:p text:style-name="Standard">EventIds, NodeIds </text:p>
          </text:deletion>
        </text:changed-region>
        <text:changed-region text:id="ct830965360">
          <text:insertion>
            <office:change-info>
              <dc:creator>Bob Jacobsen</dc:creator>
              <dc:date>2010-06-06T22:42:00</dc:date>
            </office:change-info>
          </text:insertion>
        </text:changed-region>
        <text:changed-region text:id="ct783657648">
          <text:insertion>
            <office:change-info>
              <dc:creator>Bob Jacobsen</dc:creator>
              <dc:date>2010-06-06T22:42:00</dc:date>
            </office:change-info>
          </text:insertion>
        </text:changed-region>
        <text:changed-region text:id="ct831439248">
          <text:deletion>
            <office:change-info>
              <dc:creator>Bob Jacobsen</dc:creator>
              <dc:date>2010-06-06T22:42:00</dc:date>
            </office:change-info>
            <text:p text:style-name="Standard">, disambiguating Event IDs</text:p>
          </text:deletion>
        </text:changed-region>
        <text:changed-region text:id="ct791930432">
          <text:deletion>
            <office:change-info>
              <dc:creator>Bob Jacobsen</dc:creator>
              <dc:date>2010-06-07T20:18:00</dc:date>
            </office:change-info>
            <text:p text:style-name="Standard">translating</text:p>
          </text:deletion>
        </text:changed-region>
        <text:changed-region text:id="ct792252976">
          <text:insertion>
            <office:change-info>
              <dc:creator>Bob Jacobsen</dc:creator>
              <dc:date>2010-06-07T20:18:00</dc:date>
            </office:change-info>
          </text:insertion>
        </text:changed-region>
        <text:changed-region text:id="ct831071536">
          <text:insertion>
            <office:change-info>
              <dc:creator>Bob Jacobsen</dc:creator>
              <dc:date>2010-06-06T22:42:00</dc:date>
            </office:change-info>
          </text:insertion>
        </text:changed-region>
        <text:changed-region text:id="ct753465408">
          <text:insertion>
            <office:change-info>
              <dc:creator>Bob Jacobsen</dc:creator>
              <dc:date>2010-06-07T20:17:00</dc:date>
            </office:change-info>
          </text:insertion>
        </text:changed-region>
        <text:changed-region text:id="ct829946416">
          <text:deletion>
            <office:change-info>
              <dc:creator>David Harris</dc:creator>
              <dc:date>2010-07-22T00:47:00</dc:date>
            </office:change-info>
            <text:h text:style-name="Heading_20_2" text:outline-level="2">Solution</text:h>
            <text:p text:style-name="Table_20_Contents">See Modular Layouts. In this case, thanks to prior planning, each club has provided an XML file describing the events that must be connected to allow the integration of the signaling and other systems. Hugh and John use the configuration program to build a schematic diagram of the entire layout. They then drill down to each interface between layout segments and connect the edge nodes of each segment together. They quite quickly repeat the exercise on each adjacent pair of segments, with the help of the leads of the pairs of segments. Since every node has a unique ID and unique Events, they are not worried about conflicts or having to change ranges of events on any modules – reprogramming hundreds of nodes would not be inviting.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change-start text:change-id="ct790646560"/>Use Cases<text:change-end text:change-id="ct790646560"/></text:h>
      <text:p text:style-name="Standard"><text:span text:style-name="T1">This document discusses </text:span><text:change text:change-id="ct753356512"/><text:span text:style-name="T1">various use cases that have been considered during NMRAnet development.</text:span><text:change text:change-id="ct775084864"/><text:change-start text:change-id="ct786030192"/><text:span text:style-name="T1"> <text:s/></text:span><text:change-end text:change-id="ct786030192"/><text:span text:style-name="T1">Each section describes a single use case, and then discusses the NMRAnet solution for that case.</text:span></text:p>
      <text:h text:style-name="P15" text:outline-level="1">Entry Level User</text:h>
      <text:p text:style-name="P11">A model railroader wants to learn about NMRAnet. He buys two inexpensive boards at his local hobby shop. He connects them on his layout to two pushbuttons and a turnout motor, does a simple configuration, and is able to control the turnout with the pushbutton. </text:p>
      <text:h text:style-name="Heading_20_1" text:outline-level="1"><text:change text:change-id="ct785532928"/><text:change text:change-id="ct812824928"/><text:change text:change-id="ct775002528"/><text:change text:change-id="ct753040208"/><text:change text:change-id="ct813822848"/><text:change text:change-id="ct830963472"/><text:change text:change-id="ct814094160"/><text:change text:change-id="ct792249424"/><text:change text:change-id="ct790765008"/><text:change text:change-id="ct813643680"/><text:change text:change-id="ct753395072"/><text:change text:change-id="ct753719376"/><text:change text:change-id="ct791371008"/><text:change text:change-id="ct831250688"/><text:change text:change-id="ct813643776"/><text:change text:change-id="ct790761920"/><text:change text:change-id="ct795083776"/><text:change text:change-id="ct830638704"/><text:change text:change-id="ct831217168"/><text:change text:change-id="ct830683664"/><text:change text:change-id="ct782810736"/><text:change text:change-id="ct791634960"/><text:change text:change-id="ct791634864"/><text:change text:change-id="ct789863616"/><text:change text:change-id="ct812058512"/><text:change text:change-id="ct790650208"/><text:change text:change-id="ct753059760"/><text:change text:change-id="ct829070032"/><text:change text:change-id="ct830683568"/><text:change text:change-id="ct831182784"/><text:change text:change-id="ct831182688"/>Expanding a Small Layout</text:h>
      <text:p text:style-name="Standard">A user has four NMRAnet boards working on his layout. He buys one more input board to provide extra pushbuttons to operate his yard ladder from the other end of the layout. He's able to configure the new board and put it into operation.<text:change text:change-id="ct814647792"/><text:change text:change-id="ct753110928"/><text:change text:change-id="ct775169424"/><text:change text:change-id="ct790969488"/><text:change text:change-id="ct775002784"/><text:change text:change-id="ct830121552"/><text:change text:change-id="ct791910720"/><text:change text:change-id="ct829720560"/><text:change text:change-id="ct829720656"/><text:change text:change-id="ct775169920"/><text:change text:change-id="ct813697808"/><text:change text:change-id="ct830640144"/><text:change text:change-id="ct787274976"/><text:change text:change-id="ct830640240"/><text:change text:change-id="ct775665312"/><text:change text:change-id="ct814575616"/><text:change text:change-id="ct784005648"/><text:change text:change-id="ct790702848"/><text:change text:change-id="ct785616608"/><text:change text:change-id="ct814575712"/><text:change text:change-id="ct791317920"/><text:change text:change-id="ct785944464"/><text:change text:change-id="ct830201216"/><text:change text:change-id="ct785947344"/><text:change text:change-id="ct813656688"/><text:change text:change-id="ct775170176"/><text:change text:change-id="ct791209072"/><text:change text:change-id="ct830879680"/><text:change text:change-id="ct775170048"/><text:change text:change-id="ct794955296"/><text:change text:change-id="ct790702688"/></text:p>
      <text:h text:style-name="Heading_20_1" text:outline-level="1">Mid-size Layout Problem</text:h>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ext:h text:style-name="Heading_20_1" text:outline-level="1"><text:change text:change-id="ct775749328"/><text:change text:change-id="ct753778480"/><text:change text:change-id="ct753778384"/><text:change text:change-id="ct790973248"/><text:change text:change-id="ct790698512"/><text:change text:change-id="ct790698608"/><text:change text:change-id="ct792427472"/><text:change text:change-id="ct831304816"/><text:change text:change-id="ct790644992"/><text:change text:change-id="ct792427152"/><text:change text:change-id="ct791614512"/><text:change text:change-id="ct786833584"/><text:change text:change-id="ct790973840"/><text:change text:change-id="ct790645088"/><text:change text:change-id="ct831420288"/><text:change text:change-id="ct753627088"/><text:change text:change-id="ct811646800"/><text:change text:change-id="ct753776720"/>Large Layout Upgrade</text:h>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text:p>
      <text:h text:style-name="Heading_20_1" text:outline-level="1"><text:change text:change-id="ct786644848"/><text:change text:change-id="ct830880384"/><text:change text:change-id="ct790677504"/><text:change text:change-id="ct813800256"/><text:change text:change-id="ct813920688"/><text:change text:change-id="ct775002656"/>Distant Control Panel</text:h>
      <text:p text:style-name="Standard">A model railroad has turnouts and signals controlled via NMRAnet. The owner wants to put a physical control panel in his house, a separate building, and operate it via NMRAnet. </text:p>
      <text:h text:style-name="Heading_20_1" text:outline-level="1"><text:change text:change-id="ct775665584"/><text:change text:change-id="ct831410816"/><text:change text:change-id="ct813103552"/><text:change text:change-id="ct775168176"/><text:change text:change-id="ct753733376"/><text:change text:change-id="ct791881008"/><text:change text:change-id="ct831430512"/><text:change text:change-id="ct753494160"/><text:change text:change-id="ct831410720"/><text:change text:change-id="ct753494256"/><text:change text:change-id="ct830877456"/><text:change text:change-id="ct786123008"/><text:change text:change-id="ct753512192"/><text:change text:change-id="ct812824240"/><text:change text:change-id="ct791357328"/><text:change text:change-id="ct787027456"/><text:change text:change-id="ct791357424"/><text:change text:change-id="ct774904016"/><text:change text:change-id="ct790245696"/><text:change text:change-id="ct829298864"/><text:change text:change-id="ct786631888"/><text:change text:change-id="ct813809456"/><text:change text:change-id="ct830878768"/><text:change text:change-id="ct791926656"/><text:change text:change-id="ct753340480"/><text:soft-page-break/>Large Layout Expands</text:h>
      <text:p text:style-name="Standard">A large model using CAN, but not any attached computers, grows enough that it needs to have another CAN segment. This must be possible without reconfiguring all the existing nodes, event IDs, etc.</text:p>
      <text:h text:style-name="Heading_20_1" text:outline-level="1"><text:change text:change-id="ct775085616"/><text:change text:change-id="ct753698800"/><text:change text:change-id="ct786917984"/><text:change text:change-id="ct790703248"/><text:change text:change-id="ct753698896"/><text:change text:change-id="ct790703344"/><text:change text:change-id="ct791645792"/><text:change text:change-id="ct792673568"/><text:change text:change-id="ct791646528"/>Connect Multiple Programs</text:h>
      <text:p text:style-name="Standard">The user wants to run multiple programs from multiple vendors in his home computer that simultaneously connect to the layout NMRAnet and control/monitor it.</text:p>
      <text:h text:style-name="Heading_20_1" text:outline-level="1"><text:change text:change-id="ct790973744"/><text:change text:change-id="ct753738512"/><text:change text:change-id="ct831228960"/><text:change text:change-id="ct787010016"/>Remote Dispatcher</text:h>
      <text:p text:style-name="Standard">A model railroad has turnouts and signals controlled via NMRAnet. NMRAnet is used to install a CTC panel at a distant location. The panel could be either a physical panel or on a computer screen. </text:p>
      <text:h text:style-name="Heading_20_1" text:outline-level="1"><text:change text:change-id="ct786660464"/><text:change text:change-id="ct830642528"/><text:change text:change-id="ct830642624"/><text:change text:change-id="ct790969584"/>Modular Layouts</text:h>
      <text:p text:style-name="Standard">A modular club has fifty modules, each of which as a CAN NMRAnet with two or three nodes controlling the module. These modules are separately built, with no central administration. <text:change-start text:change-id="ct753008128"/>For example, a new member might be bringing four modules that have never run with the club before, or a member may have just completed a couple new modules. <text:change-end text:change-id="ct753008128"/>They are brought to a central location for a meet, where they are all connected together in some pre-planned orientation. The NMRAnets are connected in some fashion, and used to operate the entire layout from both central and distributed locations. <text:change-start text:change-id="ct753008224"/></text:p>
      <text:p text:style-name="Standard">The club does not want to expend any effort preallocating numbers, making sure that module configurations don't conflict or anything like that; they just want to plug together the OpenLCB CAN backbone and operate the entire layout from both central and distributed locations. All the modules must still continue to operate without reprogramming or reconfiguration; there's just not enough time for that. Connections between modules need to be added easily, either by multiple manual operations (pushing local buttons) taking place in parallel, or multiple computers attached to the layout with configuration tools.<text:change-end text:change-id="ct753008224"/></text:p>
      <text:h text:style-name="Heading_20_1" text:outline-level="1"><text:change text:change-id="ct785862256"/><text:change text:change-id="ct813810144"/><text:change text:change-id="ct831229056"/><text:change text:change-id="ct791862832"/><text:change text:change-id="ct830879472"/><text:change text:change-id="ct791862928"/><text:change text:change-id="ct775749200"/><text:change text:change-id="ct831503568"/><text:change text:change-id="ct830860752"/><text:change text:change-id="ct831503968"/><text:change text:change-id="ct831177648"/><text:change text:change-id="ct792428768"/><text:change text:change-id="ct830966064"/>Remote Diagnostics</text:h>
      <text:p text:style-name="Standard">A club layout is operated via NMRAnet. There's something not quite right about the signal<text:change text:change-id="ct830964384"/>ing, and one of the members wants to check the operation of the signals. He makes a remote connection to the layout and checks the status and configuration of the hardware from his home computer. </text:p>
      <text:h text:style-name="Heading_20_1" text:outline-level="1"><text:change text:change-id="ct830638608"/><text:change text:change-id="ct813793856"/><text:change text:change-id="ct813793952"/><text:change text:change-id="ct785449840"/><text:change text:change-id="ct812907440"/><text:change text:change-id="ct789863712"/><text:change text:change-id="ct812907536"/><text:change text:change-id="ct790704032"/><text:change text:change-id="ct774904672"/><text:change text:change-id="ct830568592"/><text:change text:change-id="ct790704128"/><text:change text:change-id="ct791307792"/><text:change text:change-id="ct442834944"/><text:change text:change-id="ct791307888"/><text:change text:change-id="ct814113440"/><text:change text:change-id="ct830203648"/><text:change text:change-id="ct831495520"/><text:change text:change-id="ct785946208"/><text:change text:change-id="ct753505504"/><text:change text:change-id="ct813623632"/><text:change text:change-id="ct790552896"/><text:change text:change-id="ct791930176"/><text:change text:change-id="ct753357744"/><text:change text:change-id="ct786661024"/><text:change text:change-id="ct752900752"/><text:change text:change-id="ct831330544"/><text:change text:change-id="ct813921184"/><text:change text:change-id="ct752900848"/><text:change text:change-id="ct752890864"/><text:change text:change-id="ct786660736"/><text:change text:change-id="ct814112736"/><text:change text:change-id="ct775170960"/><text:change text:change-id="ct753681648"/><text:change text:change-id="ct774989760"/><text:change text:change-id="ct753681744"/><text:change text:change-id="ct791948512"/><text:change text:change-id="ct786749120"/><text:change text:change-id="ct813696912"/><text:change text:change-id="ct813697008"/><text:change text:change-id="ct786748784"/><text:change text:change-id="ct830639568"/><text:change text:change-id="ct830639664"/><text:change text:change-id="ct786661744"/><text:change text:change-id="ct784255760"/><text:change text:change-id="ct775664640"/><text:change text:change-id="ct830899856"/><text:change text:change-id="ct831152384"/><text:change text:change-id="ct830535984"/><text:change text:change-id="ct830606352"/><text:change text:change-id="ct790758864"/><text:change text:change-id="ct790758960"/><text:change text:change-id="ct786661600"/><text:change text:change-id="ct813006192"/><text:change text:change-id="ct792428224"/><text:change text:change-id="ct814649424"/><text:change text:change-id="ct830638048"/><text:change text:change-id="ct786917552"/><text:change text:change-id="ct813916224"/><text:change text:change-id="ct829719888"/><text:change text:change-id="ct791928576"/><text:change text:change-id="ct829719984"/><text:change text:change-id="ct814098992"/><text:change text:change-id="ct814195824"/><text:change text:change-id="ct829717088"/><text:change text:change-id="ct786749792"/><text:change text:change-id="ct829717184"/><text:change text:change-id="ct787108272"/><text:change text:change-id="ct785351808"/><text:change text:change-id="ct786660880"/>Aggregation of Modular Clubs</text:h>
      <text:p text:style-name="Standard">Dozens of clubs put together dozens of NMRAnet segments and hundreds of modules that have been separately configured. A large FREMO meet would be an example. Collision avoidance<text:change-start text:change-id="ct829298256"/> must be easily arranged<text:change-end text:change-id="ct829298256"/><text:change text:change-id="ct791915488"/><text:change-start text:change-id="ct791127472"/>;<text:change-end text:change-id="ct791127472"/> <text:change text:change-id="ct830965264"/><text:change-start text:change-id="ct830965360"/>event and node identifications <text:change-end text:change-id="ct830965360"/>that are already configured into the modules should already be unique<text:change-start text:change-id="ct783657648"/>, without any need to reprogram ones that might be duplicates<text:change-end text:change-id="ct783657648"/>. It must be possible to build automated tools for <text:change text:change-id="ct831439248"/><text:change text:change-id="ct791930432"/><text:change-start text:change-id="ct792252976"/>connecting <text:change-end text:change-id="ct792252976"/><text:change-start text:change-id="ct831071536"/>events <text:change-end text:change-id="ct831071536"/><text:change-start text:change-id="ct753465408"/>between layouts and modules<text:change-end text:change-id="ct753465408"/>. Conventions and/or tools for connecting across the boundaries are needed so that e.g. signaling systems can work with adjacent <text:soft-page-break/>modules they've never met before. It must be possible to build automated tools for health monitoring across the layout.</text:p>
      <text:h text:style-name="Heading_20_2" text:outline-level="2"><text:change text:change-id="ct82994641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Use Cases<text:tab/>1</text:p>
          <text:p text:style-name="P12">Entry Level User<text:tab/>1</text:p>
          <text:p text:style-name="P13">Expanding a Small Layout<text:tab/>1</text:p>
          <text:p text:style-name="P12">Mid-size Layout Problem<text:tab/>1</text:p>
          <text:p text:style-name="P13">Large Layout Upgrade<text:tab/>1</text:p>
          <text:p text:style-name="P13">Distant Control Panel<text:tab/>1</text:p>
          <text:p text:style-name="P13">Large Layout Expands<text:tab/>2</text:p>
          <text:p text:style-name="P13">Connect Multiple Programs<text:tab/>2</text:p>
          <text:p text:style-name="P13">Remote Dispatcher<text:tab/>2</text:p>
          <text:p text:style-name="P13">Modular Layouts<text:tab/>2</text:p>
          <text:p text:style-name="P13">Remote Diagnostics<text:tab/>2</text:p>
          <text:p text:style-name="P13">Aggregation of Modular Clubs<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fo:font-size="10pt" style:font-size-asian="10pt" style:font-size-complex="10pt"/>
    </style:style>
    <style:style style:name="MP7" style:family="paragraph" style:parent-style-name="Header">
      <style:paragraph-properties style:snap-to-layout-grid="false"/>
      <style:text-properties fo:font-size="9pt" style:font-size-asian="9pt" style:font-size-complex="9pt"/>
    </style:style>
    <style:style style:name="MP8" style:family="paragraph" style:parent-style-name="Header">
      <style:paragraph-properties fo:text-align="center" style:justify-single-word="false" style:snap-to-layout-grid="false"/>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tracked-changes>
          <text:changed-region text:id="ct813380624">
            <text:deletion>
              <office:change-info>
                <dc:creator>Bob Jacobsen</dc:creator>
                <dc:date>2010-06-07T20:05:00</dc:date>
              </office:change-info>
              <text:p text:style-name="MP1"><text:s/>Technical Note (number)</text:p>
            </text:deletion>
          </text:changed-region>
          <text:changed-region text:id="ct813380720">
            <text:insertion>
              <office:change-info>
                <dc:creator>Bob Jacobsen</dc:creator>
                <dc:date>2010-06-07T20:05: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text:change text:change-id="ct813380624"/><text:change-start text:change-id="ct813380720"/>net Use Cases<text:change-end text:change-id="ct813380720"/></text:p>
      </style:header>
      <style:footer>
        <text:tracked-changes>
          <text:changed-region text:id="ct753890912">
            <text:deletion>
              <office:change-info>
                <dc:creator>Bob Jacobsen</dc:creator>
                <dc:date>2010-06-07T20:06:00</dc:date>
              </office:change-info>
              <text:p text:style-name="Standard"><text:span text:style-name="MT2">Title</text:span></text:p>
            </text:deletion>
          </text:changed-region>
          <text:changed-region text:id="ct755750496">
            <text:insertion>
              <office:change-info>
                <dc:creator>Bob Jacobsen</dc:creator>
                <dc:date>2010-06-07T20:06:00</dc:date>
              </office:change-info>
            </text:insertion>
          </text:changed-region>
        </text:tracked-changes>
        <text:p text:style-name="Standard"><text:change text:change-id="ct753890912"/><text:change-start text:change-id="ct755750496"/><text:span text:style-name="MT2">Copyright 2010, by J. Day, D. Harris, B. Jacobsen, A. Robinson, and A. Shepherd</text:span><text:change-end text:change-id="ct755750496"/><text:span text:style-name="MT3"><text:tab/><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06" text:date-value="2010-07-22T00:50:10.99">7/22/2010</text:date></text:span></text:span></text:p>
      </style:footer>
    </style:master-page>
    <style:master-page style:name="First_20_Page" style:display-name="First Page" style:page-layout-name="Mpm2" style:next-style-name="Standard">
      <style:header>
        <text:tracked-changes>
          <text:changed-region text:id="ct753327600">
            <text:deletion>
              <office:change-info>
                <dc:creator>David Harris</dc:creator>
                <dc:date>2010-07-22T00:45:00</dc:date>
              </office:change-info>
              <text:p text:style-name="MP8">S9.6/OpenLCB </text:p>
            </text:deletion>
          </text:changed-region>
          <text:changed-region text:id="ct791910592">
            <text:deletion>
              <office:change-info>
                <dc:creator>David Harris</dc:creator>
                <dc:date>2010-07-22T00:44:00</dc:date>
              </office:change-info>
              <text:p text:style-name="MP8">Proposal</text:p>
            </text:deletion>
          </text:changed-region>
          <text:changed-region text:id="ct813829904">
            <text:deletion>
              <office:change-info>
                <dc:creator>David Harris</dc:creator>
                <dc:date>2010-06-07T00:31:00</dc:date>
              </office:change-info>
              <text:p text:style-name="MP5">(date)</text:p>
            </text:deletion>
          </text:changed-region>
          <text:changed-region text:id="ct785615520">
            <text:insertion>
              <office:change-info>
                <dc:creator>David Harris</dc:creator>
                <dc:date>2010-07-22T00:45:00</dc:date>
              </office:change-info>
            </text:insertion>
          </text:changed-region>
          <text:changed-region text:id="ct787617632">
            <text:deletion>
              <office:change-info>
                <dc:creator>David Harris</dc:creator>
                <dc:date>2010-07-22T00:45:00</dc:date>
              </office:change-info>
              <text:p text:style-name="MP8">S 9-6</text:p>
            </text:deletion>
          </text:changed-region>
        </text:tracked-changes>
        <text:p text:style-name="MP4"><draw:custom-shape text:anchor-type="char" draw:z-index="0" draw:name="PowerPlusWaterMarkObject1" draw:style-name="Mgr1" draw:text-style-name="MP3" svg:width="6.5461in" svg:height="2.6185in" draw:transform="skewX (-6.73624118882306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NMRA TECHNICAL NOTES</text:p>
            </table:table-cell>
            <table:covered-table-cell/>
          </table:table-row>
          <table:table-row table:style-name="Table1.1">
            <table:table-cell table:style-name="Table1.A2" table:number-rows-spanned="3" office:value-type="string">
              <text:p text:style-name="MP7">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5"/>
            </table:table-cell>
            <table:table-cell table:style-name="Table1.C1" table:number-columns-spanned="2" office:value-type="string">
              <text:p text:style-name="MP8"><text:change text:change-id="ct753327600"/>NMRAnet <text:change text:change-id="ct791910592"/></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8">Use Cases</text:p>
            </table:table-cell>
            <table:covered-table-cell/>
          </table:table-row>
          <table:table-row table:style-name="Table1.1">
            <table:covered-table-cell/>
            <table:table-cell table:style-name="Table1.B2" office:value-type="string">
              <text:p text:style-name="MP5"/>
            </table:table-cell>
            <table:table-cell table:style-name="Table1.C1" table:number-columns-spanned="2" office:value-type="string">
              <text:p text:style-name="MP5">All Scales</text:p>
            </table:table-cell>
            <table:covered-table-cell/>
          </table:table-row>
          <table:table-row table:style-name="Table1.1">
            <table:table-cell table:style-name="Table1.A5" office:value-type="string">
              <text:p text:style-name="MP5"/>
            </table:table-cell>
            <table:table-cell table:style-name="Table1.B1" office:value-type="string">
              <text:p text:style-name="MP5"/>
            </table:table-cell>
            <table:table-cell table:style-name="Table1.C5" office:value-type="date" office:date-value="2010-07-21">
              <text:p text:style-name="MP5"><text:change text:change-id="ct813829904"/><text:change-start text:change-id="ct785615520"/>21/07/10<text:change-end text:change-id="ct785615520"/></text:p>
            </table:table-cell>
            <table:table-cell table:style-name="Table1.C1" office:value-type="string">
              <text:p text:style-name="MP8"><text:change text:change-id="ct787617632"/></text:p>
            </table:table-cell>
          </table:table-row>
        </table:table>
        <text:p text:style-name="Header"/>
      </style:header>
      <style:footer>
        <text:p text:style-name="MP9"><text:span text:style-name="MT4">Copyright 2009, by J. Day, D. Harris, B. Jacobsen, A. Robinson, and A. Shepherd<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3</text:page-count></text:span></text:span><text:span text:style-name="Page_20_Number"><text:span text:style-name="MT5"> - </text:span></text:span><text:span text:style-name="Page_20_Number"><text:span text:style-name="MT5"><text:date style:data-style-name="N106" text:date-value="2010-07-22T00:50:10.99">7/22/2010</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0</meta:editing-cycles>
    <meta:editing-duration>PT12H15M33S</meta:editing-duration>
    <meta:generator>OpenOffice.org/3.2$Unix OpenOffice.org_project/320m18$Build-9502</meta:generator>
    <dc:date>2010-07-22T00:50:11</dc:date>
    <dc:creator>David Harris</dc:creator>
    <meta:document-statistic meta:table-count="1" meta:image-count="0" meta:object-count="0" meta:page-count="3" meta:paragraph-count="281" meta:word-count="2713" meta:character-count="15502"/>
    <meta:user-defined meta:name="Info 1"/>
    <meta:user-defined meta:name="Info 2"/>
    <meta:user-defined meta:name="Info 3"/>
    <meta:user-defined meta:name="Info 4"/>
  </office:meta>
</office:document-meta>
</file>